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441cm"/>
    </style:style>
    <style:style style:name="Tabla1.B" style:family="table-column">
      <style:table-column-properties style:column-width="10.906cm"/>
    </style:style>
    <style:style style:name="Tabla1.C" style:family="table-column">
      <style:table-column-properties style:column-width="3.653cm"/>
    </style:style>
    <style:style style:name="Tabla1.A1" style:family="table-cell">
      <style:table-cell-properties style:vertical-align="middle" fo:padding="0.049cm" fo:border="0.05pt solid #ffffff"/>
    </style:style>
    <style:style style:name="Tabla2" style:family="table">
      <style:table-properties style:width="17cm" table:align="left"/>
    </style:style>
    <style:style style:name="Tabla2.A" style:family="table-column">
      <style:table-column-properties style:column-width="2.85cm"/>
    </style:style>
    <style:style style:name="Tabla2.B" style:family="table-column">
      <style:table-column-properties style:column-width="11.245cm"/>
    </style:style>
    <style:style style:name="Tabla2.C" style:family="table-column">
      <style:table-column-properties style:column-width="2.905cm"/>
    </style:style>
    <style:style style:name="Tabla2.A1" style:family="table-cell">
      <style:table-cell-properties style:vertical-align="middle" fo:padding="0.049cm" fo:border="0.05pt solid #ffffff"/>
    </style:style>
    <style:style style:name="Tabla3" style:family="table">
      <style:table-properties style:width="17cm" table:align="left"/>
    </style:style>
    <style:style style:name="Tabla3.A" style:family="table-column">
      <style:table-column-properties style:column-width="1.804cm"/>
    </style:style>
    <style:style style:name="Tabla3.B" style:family="table-column">
      <style:table-column-properties style:column-width="12.645cm"/>
    </style:style>
    <style:style style:name="Tabla3.C" style:family="table-column">
      <style:table-column-properties style:column-width="2.551cm"/>
    </style:style>
    <style:style style:name="Tabla3.A1" style:family="table-cell">
      <style:table-cell-properties style:vertical-align="middle" fo:padding="0.049cm" fo:border="0.05pt solid #ffffff"/>
    </style:style>
    <style:style style:name="Tabla4" style:family="table">
      <style:table-properties style:width="17cm" table:align="left"/>
    </style:style>
    <style:style style:name="Tabla4.A" style:family="table-column">
      <style:table-column-properties style:column-width="2.164cm"/>
    </style:style>
    <style:style style:name="Tabla4.B" style:family="table-column">
      <style:table-column-properties style:column-width="12.637cm"/>
    </style:style>
    <style:style style:name="Tabla4.C" style:family="table-column">
      <style:table-column-properties style:column-width="2.2cm"/>
    </style:style>
    <style:style style:name="Tabla4.A1" style:family="table-cell">
      <style:table-cell-properties style:vertical-align="middle" fo:padding="0.049cm" fo:border="0.05pt solid #ffffff"/>
    </style:style>
    <style:style style:name="Tabla5" style:family="table">
      <style:table-properties style:width="17cm" table:align="left"/>
    </style:style>
    <style:style style:name="Tabla5.A" style:family="table-column">
      <style:table-column-properties style:column-width="1.882cm"/>
    </style:style>
    <style:style style:name="Tabla5.B" style:family="table-column">
      <style:table-column-properties style:column-width="13.252cm"/>
    </style:style>
    <style:style style:name="Tabla5.C" style:family="table-column">
      <style:table-column-properties style:column-width="1.866cm"/>
    </style:style>
    <style:style style:name="Tabla5.A1" style:family="table-cell">
      <style:table-cell-properties style:vertical-align="middle" fo:padding="0.049cm" fo:border="0.05pt solid #ffffff"/>
    </style:style>
    <style:style style:name="Tabla6" style:family="table">
      <style:table-properties style:width="14.679cm" table:align="left"/>
    </style:style>
    <style:style style:name="Tabla6.A" style:family="table-column">
      <style:table-column-properties style:column-width="2.588cm"/>
    </style:style>
    <style:style style:name="Tabla6.B" style:family="table-column">
      <style:table-column-properties style:column-width="4.02cm"/>
    </style:style>
    <style:style style:name="Tabla6.C" style:family="table-column">
      <style:table-column-properties style:column-width="3.113cm"/>
    </style:style>
    <style:style style:name="Tabla6.D" style:family="table-column">
      <style:table-column-properties style:column-width="4.958cm"/>
    </style:style>
    <style:style style:name="Tabla6.A1" style:family="table-cell">
      <style:table-cell-properties style:vertical-align="middle" fo:padding="0.049cm" fo:border="0.05pt solid #e5e7eb"/>
    </style:style>
    <style:style style:name="Tabla6.A2" style:family="table-cell">
      <style:table-cell-properties style:vertical-align="middle" fo:padding="0.049cm" fo:border="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text-properties officeooo:rsid="0005c33c" officeooo:paragraph-rsid="0005c33c"/>
    </style:style>
    <style:style style:name="P4" style:family="paragraph" style:parent-style-name="Heading_20_1">
      <style:paragraph-properties fo:break-before="page"/>
    </style:style>
    <style:style style:name="P5" style:family="paragraph" style:parent-style-name="Heading_20_2">
      <style:paragraph-properties fo:margin-left="0cm" fo:margin-right="0cm" fo:text-indent="0cm" style:auto-text-indent="false"/>
    </style:style>
    <style:style style:name="P6" style:family="paragraph" style:parent-style-name="Heading_20_2">
      <style:paragraph-properties fo:margin-left="0cm" fo:margin-right="0cm" fo:text-indent="0cm" style:auto-text-indent="false" fo:padding="0.049cm" fo:border="0.06pt solid #e5e7eb"/>
    </style:style>
    <style:style style:name="P7" style:family="paragraph" style:parent-style-name="Heading_20_2">
      <style:text-properties officeooo:rsid="000908cc" officeooo:paragraph-rsid="000908cc"/>
    </style:style>
    <style:style style:name="P8" style:family="paragraph" style:parent-style-name="Heading_20_3">
      <style:paragraph-properties fo:margin-left="0cm" fo:margin-right="0cm" fo:text-indent="0cm" style:auto-text-indent="false"/>
    </style:style>
    <style:style style:name="P9" style:family="paragraph" style:parent-style-name="Heading_20_3">
      <style:paragraph-properties fo:margin-left="0cm" fo:margin-right="0cm" fo:margin-top="0.476cm" fo:margin-bottom="0.344cm" style:contextual-spacing="false" fo:text-indent="0cm" style:auto-text-indent="false"/>
    </style:style>
    <style:style style:name="P10" style:family="paragraph" style:parent-style-name="Heading_20_3">
      <style:paragraph-properties fo:margin-left="0cm" fo:margin-right="0cm" fo:text-indent="0cm" style:auto-text-indent="false" fo:padding="0.049cm" fo:border="0.06pt solid #ffffff"/>
    </style:style>
    <style:style style:name="P11" style:family="paragraph" style:parent-style-name="Heading_20_3">
      <style:paragraph-properties fo:margin-left="0cm" fo:margin-right="0cm" fo:text-indent="0cm" style:auto-text-indent="false" fo:padding="0cm" fo:border="none"/>
      <style:text-properties loext:padding="0.049cm" loext:border="0.06pt solid #000000"/>
    </style:style>
    <style:style style:name="P12" style:family="paragraph" style:parent-style-name="Quotations">
      <style:paragraph-properties fo:margin-left="1cm" fo:margin-right="1cm" fo:text-indent="0cm" style:auto-text-indent="false"/>
    </style:style>
    <style:style style:name="P13" style:family="paragraph" style:parent-style-name="Standard">
      <style:text-properties officeooo:rsid="0005c33c" officeooo:paragraph-rsid="0005c33c"/>
    </style:style>
    <style:style style:name="P14" style:family="paragraph" style:parent-style-name="Standard">
      <style:paragraph-properties fo:margin-left="0cm" fo:margin-right="0cm" fo:text-indent="0cm" style:auto-text-indent="false"/>
    </style:style>
    <style:style style:name="P15" style:family="paragraph" style:parent-style-name="Standard">
      <style:text-properties fo:font-style="italic" officeooo:rsid="0005c33c" officeooo:paragraph-rsid="0005c33c" style:font-style-asian="italic" style:font-style-complex="italic" loext:padding="0cm" loext:border="none"/>
    </style:style>
    <style:style style:name="P16" style:family="paragraph" style:parent-style-name="Standard">
      <style:paragraph-properties fo:margin-left="0cm" fo:margin-right="0cm" fo:text-indent="0cm" style:auto-text-indent="false"/>
      <style:text-properties loext:padding-left="0cm" loext:padding-right="0.049cm" loext:padding-top="0.049cm" loext:padding-bottom="0.049cm" loext:border-left="none" loext:border-right="0.74pt solid #3daeff" loext:border-top="0.74pt solid #3daeff" loext:border-bottom="0.74pt solid #3daeff"/>
    </style:style>
    <style:style style:name="P17" style:family="paragraph" style:parent-style-name="Standard">
      <style:paragraph-properties fo:margin-left="0cm" fo:margin-right="0cm" fo:text-indent="0cm" style:auto-text-indent="false"/>
      <style:text-properties officeooo:rsid="000908cc" officeooo:paragraph-rsid="000908cc"/>
    </style:style>
    <style:style style:name="P18" style:family="paragraph" style:parent-style-name="Standard">
      <style:text-properties officeooo:rsid="000908cc" officeooo:paragraph-rsid="000908cc"/>
    </style:style>
    <style:style style:name="P19" style:family="paragraph" style:parent-style-name="Table_20_Contents">
      <style:paragraph-properties fo:margin-left="0cm" fo:margin-right="0cm" fo:margin-top="0cm" fo:margin-bottom="0cm" style:contextual-spacing="false" fo:text-indent="0cm" style:auto-text-indent="false"/>
    </style:style>
    <style:style style:name="P20" style:family="paragraph" style:parent-style-name="Table_20_Contents">
      <style:paragraph-properties fo:margin-left="0cm" fo:margin-right="0cm" fo:text-indent="0cm" style:auto-text-indent="false"/>
    </style:style>
    <style:style style:name="P21" style:family="paragraph" style:parent-style-name="Table_20_Heading">
      <style:paragraph-properties fo:margin-left="0cm" fo:margin-right="0cm" fo:text-indent="0cm" style:auto-text-indent="false"/>
    </style:style>
    <style:style style:name="P22" style:family="paragraph" style:parent-style-name="Table_20_Heading">
      <style:paragraph-properties fo:margin-left="0cm" fo:margin-right="0cm" fo:margin-top="0cm" fo:margin-bottom="0cm" style:contextual-spacing="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margin-top="0cm" fo:margin-bottom="0.344cm" style:contextual-spacing="false" fo:text-indent="0cm" style:auto-text-indent="false"/>
    </style:style>
    <style:style style:name="P25" style:family="paragraph" style:parent-style-name="Text_20_body">
      <style:paragraph-properties fo:margin-left="0cm" fo:margin-right="0cm" fo:margin-top="0.344cm" fo:margin-bottom="0cm" style:contextual-spacing="false" fo:text-indent="0cm" style:auto-text-indent="false"/>
    </style:style>
    <style:style style:name="P26" style:family="paragraph" style:parent-style-name="Text_20_body">
      <style:paragraph-properties fo:margin-left="0cm" fo:margin-right="0cm" fo:margin-top="0.344cm" fo:margin-bottom="0cm" style:contextual-spacing="false" fo:text-indent="0cm" style:auto-text-indent="false" fo:break-before="page"/>
    </style:style>
    <style:style style:name="P27" style:family="paragraph" style:parent-style-name="Text_20_body">
      <style:paragraph-properties fo:margin-left="0cm" fo:margin-right="0cm" fo:text-indent="0cm" style:auto-text-indent="false" fo:padding="0.049cm" fo:border="0.06pt solid #ffffff"/>
    </style:style>
    <style:style style:name="P28" style:family="paragraph" style:parent-style-name="Text_20_body">
      <style:paragraph-properties fo:margin-left="0cm" fo:margin-right="0cm" fo:text-indent="0cm" style:auto-text-indent="false" fo:padding="0.049cm" fo:border="0.06pt solid #e5e7eb"/>
    </style:style>
    <style:style style:name="P29" style:family="paragraph" style:parent-style-name="Text_20_body">
      <style:paragraph-properties fo:margin-left="1cm" fo:margin-right="1cm" fo:text-indent="0cm" style:auto-text-indent="false" fo:padding="0.049cm" fo:border="0.06pt solid #e5e7eb"/>
    </style:style>
    <style:style style:name="P30"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37"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text-properties officeooo:rsid="00076d9e" officeooo:paragraph-rsid="00076d9e"/>
    </style:style>
    <style:style style:name="P39" style:family="paragraph" style:parent-style-name="Text_20_body">
      <style:text-properties officeooo:paragraph-rsid="00076d9e"/>
    </style:style>
    <style:style style:name="P40" style:family="paragraph" style:parent-style-name="Text_20_body">
      <style:text-properties fo:font-weight="normal" officeooo:paragraph-rsid="00076d9e" style:font-weight-asian="normal" style:font-weight-complex="normal"/>
    </style:style>
    <style:style style:name="P41" style:family="paragraph" style:parent-style-name="Text_20_body" style:list-style-name="L9"/>
    <style:style style:name="P42" style:family="paragraph" style:parent-style-name="Text_20_body" style:list-style-name="L9">
      <style:paragraph-properties fo:margin-top="0cm" fo:margin-bottom="0cm" style:contextual-spacing="false"/>
    </style:style>
    <style:style style:name="P43" style:family="paragraph" style:parent-style-name="Text_20_body">
      <style:paragraph-properties fo:margin-top="0cm" fo:margin-bottom="0cm" style:contextual-spacing="false"/>
    </style:style>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style style:name="P47" style:family="paragraph" style:parent-style-name="Text_20_body" style:list-style-name="L11">
      <style:paragraph-properties fo:margin-top="0cm" fo:margin-bottom="0cm" style:contextual-spacing="false"/>
    </style:style>
    <style:style style:name="P48" style:family="paragraph" style:parent-style-name="Text_20_body" style:list-style-name="L12"/>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4"/>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4">
      <style:paragraph-properties fo:margin-left="0cm" fo:margin-right="0cm" fo:margin-top="0cm" fo:margin-bottom="0cm" style:contextual-spacing="false" fo:text-indent="0cm" style:auto-text-indent="false"/>
    </style:style>
    <style:style style:name="P55" style:family="paragraph" style:parent-style-name="Text_20_body" style:list-style-name="L15"/>
    <style:style style:name="P56" style:family="paragraph" style:parent-style-name="Text_20_body" style:list-style-name="L15">
      <style:paragraph-properties fo:margin-left="0cm" fo:margin-right="0cm" fo:margin-top="0cm" fo:margin-bottom="0cm" style:contextual-spacing="false" fo:text-indent="0cm" style:auto-text-indent="false"/>
    </style:style>
    <style:style style:name="P57" style:family="paragraph" style:parent-style-name="Text_20_body" style:list-style-name="L16"/>
    <style:style style:name="P58" style:family="paragraph" style:parent-style-name="Text_20_body" style:list-style-name="L16">
      <style:paragraph-properties fo:margin-left="0cm" fo:margin-right="0cm" fo:margin-top="0cm" fo:margin-bottom="0cm" style:contextual-spacing="false" fo:text-indent="0cm" style:auto-text-indent="false"/>
    </style:style>
    <style:style style:name="P59" style:family="paragraph" style:parent-style-name="Text_20_body" style:list-style-name="L17"/>
    <style:style style:name="P60" style:family="paragraph" style:parent-style-name="Text_20_body" style:list-style-name="L17">
      <style:paragraph-properties fo:margin-top="0cm" fo:margin-bottom="0cm" style:contextual-spacing="false"/>
    </style:style>
    <style:style style:name="P61" style:family="paragraph" style:parent-style-name="Text_20_body" style:list-style-name="L17">
      <style:paragraph-properties fo:margin-left="0cm" fo:margin-right="0cm" fo:margin-top="0cm" fo:margin-bottom="0cm" style:contextual-spacing="false" fo:text-indent="0cm" style:auto-text-indent="false"/>
    </style:style>
    <style:style style:name="P62" style:family="paragraph" style:parent-style-name="Text_20_body" style:list-style-name="L18"/>
    <style:style style:name="P63" style:family="paragraph" style:parent-style-name="Text_20_body" style:list-style-name="L18">
      <style:paragraph-properties fo:margin-top="0cm" fo:margin-bottom="0cm" style:contextual-spacing="false"/>
    </style:style>
    <style:style style:name="P64" style:family="paragraph" style:parent-style-name="Text_20_body" style:list-style-name="L18">
      <style:paragraph-properties fo:margin-left="0cm" fo:margin-right="0cm" fo:margin-top="0cm" fo:margin-bottom="0cm" style:contextual-spacing="false" fo:text-indent="0cm" style:auto-text-indent="false"/>
    </style:style>
    <style:style style:name="P65" style:family="paragraph" style:parent-style-name="Text_20_body" style:list-style-name="L19">
      <style:paragraph-properties fo:margin-left="0cm" fo:margin-right="0cm" fo:margin-top="0cm" fo:margin-bottom="0cm" style:contextual-spacing="false" fo:text-indent="0cm" style:auto-text-indent="false"/>
    </style:style>
    <style:style style:name="P66" style:family="paragraph" style:parent-style-name="Text_20_body" style:list-style-name="L19">
      <style:paragraph-properties fo:margin-left="0cm" fo:margin-right="0cm" fo:text-indent="0cm" style:auto-text-indent="false"/>
    </style:style>
    <style:style style:name="P67" style:family="paragraph" style:parent-style-name="Text_20_body" style:list-style-name="L20">
      <style:paragraph-properties fo:margin-left="0cm" fo:margin-right="0cm" fo:margin-top="0cm" fo:margin-bottom="0cm" style:contextual-spacing="false" fo:text-indent="0cm" style:auto-text-indent="false"/>
    </style:style>
    <style:style style:name="P68" style:family="paragraph" style:parent-style-name="Text_20_body" style:list-style-name="L20">
      <style:paragraph-properties fo:margin-left="0cm" fo:margin-right="0cm" fo:text-indent="0cm" style:auto-text-indent="false"/>
    </style:style>
    <style:style style:name="P69" style:family="paragraph" style:parent-style-name="Text_20_body" style:list-style-name="L21">
      <style:paragraph-properties fo:margin-left="0cm" fo:margin-right="0cm" fo:margin-top="0cm" fo:margin-bottom="0cm" style:contextual-spacing="false" fo:text-indent="0cm" style:auto-text-indent="false"/>
    </style:style>
    <style:style style:name="P70" style:family="paragraph" style:parent-style-name="Text_20_body" style:list-style-name="L21">
      <style:paragraph-properties fo:margin-left="0cm" fo:margin-right="0cm" fo:text-indent="0cm" style:auto-text-indent="false"/>
    </style:style>
    <style:style style:name="P71" style:family="paragraph" style:parent-style-name="Text_20_body" style:list-style-name="L22">
      <style:paragraph-properties fo:margin-left="0cm" fo:margin-right="0cm" fo:margin-top="0cm" fo:margin-bottom="0cm" style:contextual-spacing="false" fo:text-indent="0cm" style:auto-text-indent="false"/>
    </style:style>
    <style:style style:name="P72" style:family="paragraph" style:parent-style-name="Text_20_body" style:list-style-name="L22">
      <style:paragraph-properties fo:margin-left="0cm" fo:margin-right="0cm" fo:text-indent="0cm" style:auto-text-indent="false"/>
    </style:style>
    <style:style style:name="P73" style:family="paragraph" style:parent-style-name="Text_20_body" style:list-style-name="L23">
      <style:paragraph-properties fo:margin-left="0cm" fo:margin-right="0cm" fo:margin-top="0cm" fo:margin-bottom="0cm" style:contextual-spacing="false" fo:text-indent="0cm" style:auto-text-indent="false"/>
    </style:style>
    <style:style style:name="P74" style:family="paragraph" style:parent-style-name="Text_20_body" style:list-style-name="L23">
      <style:paragraph-properties fo:margin-left="0cm" fo:margin-right="0cm" fo:text-indent="0cm" style:auto-text-indent="false"/>
    </style:style>
    <style:style style:name="P75" style:family="paragraph" style:parent-style-name="Text_20_body" style:list-style-name="L24">
      <style:paragraph-properties fo:margin-left="0cm" fo:margin-right="0cm" fo:margin-top="0cm" fo:margin-bottom="0cm" style:contextual-spacing="false" fo:text-indent="0cm" style:auto-text-indent="false"/>
    </style:style>
    <style:style style:name="P76" style:family="paragraph" style:parent-style-name="Text_20_body" style:list-style-name="L24">
      <style:paragraph-properties fo:margin-left="0cm" fo:margin-right="0cm" fo:text-indent="0cm" style:auto-text-indent="false"/>
    </style:style>
    <style:style style:name="P77" style:family="paragraph" style:parent-style-name="Text_20_body" style:list-style-name="L25">
      <style:paragraph-properties fo:margin-left="0cm" fo:margin-right="0cm" fo:margin-top="0cm" fo:margin-bottom="0cm" style:contextual-spacing="false" fo:text-indent="0cm" style:auto-text-indent="false"/>
    </style:style>
    <style:style style:name="P78" style:family="paragraph" style:parent-style-name="Text_20_body" style:list-style-name="L25">
      <style:paragraph-properties fo:margin-left="0cm" fo:margin-right="0cm" fo:text-indent="0cm" style:auto-text-indent="false"/>
    </style:style>
    <style:style style:name="P79" style:family="paragraph" style:parent-style-name="Text_20_body" style:list-style-name="L26">
      <style:paragraph-properties fo:margin-left="0cm" fo:margin-right="0cm" fo:margin-top="0cm" fo:margin-bottom="0cm" style:contextual-spacing="false" fo:text-indent="0cm" style:auto-text-indent="false"/>
    </style:style>
    <style:style style:name="P80" style:family="paragraph" style:parent-style-name="Text_20_body" style:list-style-name="L26">
      <style:paragraph-properties fo:margin-left="0cm" fo:margin-right="0cm" fo:text-indent="0cm" style:auto-text-indent="false"/>
    </style:style>
    <style:style style:name="P81" style:family="paragraph" style:parent-style-name="Text_20_body" style:list-style-name="L27">
      <style:paragraph-properties fo:margin-left="0cm" fo:margin-right="0cm" fo:margin-top="0cm" fo:margin-bottom="0cm" style:contextual-spacing="false" fo:text-indent="0cm" style:auto-text-indent="false"/>
    </style:style>
    <style:style style:name="P82" style:family="paragraph" style:parent-style-name="Text_20_body" style:list-style-name="L27">
      <style:paragraph-properties fo:margin-left="0cm" fo:margin-right="0cm" fo:text-indent="0cm" style:auto-text-indent="false"/>
    </style:style>
    <style:style style:name="P83" style:family="paragraph" style:parent-style-name="Text_20_body" style:list-style-name="L28">
      <style:paragraph-properties fo:margin-left="0cm" fo:margin-right="0cm" fo:margin-top="0cm" fo:margin-bottom="0cm" style:contextual-spacing="false" fo:text-indent="0cm" style:auto-text-indent="false"/>
    </style:style>
    <style:style style:name="P84" style:family="paragraph" style:parent-style-name="Text_20_body" style:list-style-name="L28">
      <style:paragraph-properties fo:margin-left="0cm" fo:margin-right="0cm" fo:text-indent="0cm" style:auto-text-indent="false"/>
    </style:style>
    <style:style style:name="P85" style:family="paragraph" style:parent-style-name="Text_20_body" style:list-style-name="L29">
      <style:paragraph-properties fo:margin-left="0cm" fo:margin-right="0cm" fo:margin-top="0cm" fo:margin-bottom="0cm" style:contextual-spacing="false" fo:text-indent="0cm" style:auto-text-indent="false"/>
    </style:style>
    <style:style style:name="P86" style:family="paragraph" style:parent-style-name="Text_20_body" style:list-style-name="L29">
      <style:paragraph-properties fo:margin-left="0cm" fo:margin-right="0cm" fo:text-indent="0cm" style:auto-text-indent="false"/>
    </style:style>
    <style:style style:name="P87" style:family="paragraph" style:parent-style-name="Text_20_body" style:list-style-name="L30">
      <style:paragraph-properties fo:margin-left="0cm" fo:margin-right="0cm" fo:margin-top="0cm" fo:margin-bottom="0cm" style:contextual-spacing="false" fo:text-indent="0cm" style:auto-text-indent="false"/>
    </style:style>
    <style:style style:name="P88" style:family="paragraph" style:parent-style-name="Text_20_body" style:list-style-name="L30">
      <style:paragraph-properties fo:margin-left="0cm" fo:margin-right="0cm" fo:text-indent="0cm" style:auto-text-indent="false"/>
    </style:style>
    <style:style style:name="P89" style:family="paragraph" style:parent-style-name="Text_20_body" style:list-style-name="L31">
      <style:paragraph-properties fo:margin-left="0cm" fo:margin-right="0cm" fo:margin-top="0cm" fo:margin-bottom="0cm" style:contextual-spacing="false" fo:text-indent="0cm" style:auto-text-indent="false"/>
    </style:style>
    <style:style style:name="P90" style:family="paragraph" style:parent-style-name="Text_20_body" style:list-style-name="L31">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text-properties officeooo:rsid="000908cc" officeooo:paragraph-rsid="000908cc"/>
    </style:style>
    <style:style style:name="P92" style:family="paragraph" style:parent-style-name="Text_20_body">
      <style:text-properties officeooo:rsid="000908cc" officeooo:paragraph-rsid="000908cc"/>
    </style:style>
    <style:style style:name="P93" style:family="paragraph" style:parent-style-name="Text_20_body" style:list-style-name="L32"/>
    <style:style style:name="P94" style:family="paragraph" style:parent-style-name="Text_20_body" style:list-style-name="L33"/>
    <style:style style:name="P95" style:family="paragraph" style:parent-style-name="Text_20_body" style:list-style-name="L34"/>
    <style:style style:name="P96" style:family="paragraph" style:parent-style-name="Text_20_body" style:list-style-name="L35"/>
    <style:style style:name="P97" style:family="paragraph" style:parent-style-name="Text_20_body" style:list-style-name="L36"/>
    <style:style style:name="P98" style:family="paragraph" style:parent-style-name="Text_20_body">
      <style:paragraph-properties fo:margin-left="0cm" fo:margin-right="0cm" fo:text-indent="0cm" style:auto-text-indent="false" fo:padding="0cm" fo:border="none"/>
      <style:text-properties loext:padding="0.049cm" loext:border="0.06pt solid #000000"/>
    </style:style>
    <style:style style:name="P99" style:family="paragraph" style:parent-style-name="Text_20_body" style:list-style-name="L37">
      <style:paragraph-properties fo:margin-left="0cm" fo:margin-right="0cm" fo:margin-top="0cm" fo:margin-bottom="0cm" style:contextual-spacing="false" fo:text-indent="0cm" style:auto-text-indent="false" fo:padding="0cm" fo:border="none"/>
    </style:style>
    <style:style style:name="P100" style:family="paragraph" style:parent-style-name="Text_20_body" style:list-style-name="L37">
      <style:paragraph-properties fo:margin-left="0cm" fo:margin-right="0cm" fo:text-indent="0cm" style:auto-text-indent="false" fo:padding="0cm" fo:border="none"/>
    </style:style>
    <style:style style:name="P101" style:family="paragraph" style:parent-style-name="Text_20_body" style:list-style-name="L37">
      <style:paragraph-properties fo:margin-left="0cm" fo:margin-right="0cm" fo:margin-top="0cm" fo:margin-bottom="0cm" style:contextual-spacing="false" fo:text-indent="0cm" style:auto-text-indent="false" fo:padding="0cm" fo:border="none"/>
      <style:text-properties loext:padding="0cm" loext:border="none"/>
    </style:style>
    <style:style style:name="P102" style:family="paragraph" style:parent-style-name="Text_20_body" style:list-style-name="L38">
      <style:paragraph-properties fo:margin-left="0cm" fo:margin-right="0cm" fo:margin-top="0cm" fo:margin-bottom="0cm" style:contextual-spacing="false" fo:text-indent="0cm" style:auto-text-indent="false" fo:padding="0cm" fo:border="none"/>
      <style:text-properties loext:padding="0cm" loext:border="none"/>
    </style:style>
    <style:style style:name="P103" style:family="paragraph" style:parent-style-name="Text_20_body" style:list-style-name="L39">
      <style:paragraph-properties fo:margin-left="0cm" fo:margin-right="0cm" fo:margin-top="0cm" fo:margin-bottom="0cm" style:contextual-spacing="false" fo:text-indent="0cm" style:auto-text-indent="false" fo:padding="0cm" fo:border="none"/>
      <style:text-properties loext:padding="0cm" loext:border="none"/>
    </style:style>
    <style:style style:name="P104" style:family="paragraph" style:parent-style-name="Text_20_body" style:list-style-name="L40">
      <style:paragraph-properties fo:margin-left="0cm" fo:margin-right="0cm" fo:margin-top="0cm" fo:margin-bottom="0cm" style:contextual-spacing="false" fo:text-indent="0cm" style:auto-text-indent="false" fo:padding="0cm" fo:border="none"/>
      <style:text-properties loext:padding="0cm" loext:border="none"/>
    </style:style>
    <style:style style:name="P105" style:family="paragraph" style:parent-style-name="Text_20_body" style:list-style-name="L41">
      <style:paragraph-properties fo:margin-left="0cm" fo:margin-right="0cm" fo:margin-top="0cm" fo:margin-bottom="0cm" style:contextual-spacing="false" fo:text-indent="0cm" style:auto-text-indent="false" fo:padding="0cm" fo:border="none"/>
      <style:text-properties loext:padding="0cm" loext:border="none"/>
    </style:style>
    <style:style style:name="P106" style:family="paragraph" style:parent-style-name="Text_20_body" style:list-style-name="L42">
      <style:paragraph-properties fo:margin-left="0cm" fo:margin-right="0cm" fo:margin-top="0cm" fo:margin-bottom="0cm" style:contextual-spacing="false" fo:text-indent="0cm" style:auto-text-indent="false" fo:padding="0cm" fo:border="none"/>
      <style:text-properties loext:padding="0cm" loext:border="none"/>
    </style:style>
    <style:style style:name="P107" style:family="paragraph" style:parent-style-name="Text_20_body" style:list-style-name="L38">
      <style:paragraph-properties fo:margin-left="0cm" fo:margin-right="0cm" fo:margin-top="0cm" fo:margin-bottom="0cm" style:contextual-spacing="false" fo:text-indent="0cm" style:auto-text-indent="false" fo:padding="0cm" fo:border="none"/>
    </style:style>
    <style:style style:name="P108" style:family="paragraph" style:parent-style-name="Text_20_body" style:list-style-name="L38">
      <style:paragraph-properties fo:margin-left="0cm" fo:margin-right="0cm" fo:text-indent="0cm" style:auto-text-indent="false" fo:padding="0cm" fo:border="none"/>
    </style:style>
    <style:style style:name="P109" style:family="paragraph" style:parent-style-name="Text_20_body" style:list-style-name="L39">
      <style:paragraph-properties fo:margin-left="0cm" fo:margin-right="0cm" fo:margin-top="0cm" fo:margin-bottom="0cm" style:contextual-spacing="false" fo:text-indent="0cm" style:auto-text-indent="false" fo:padding="0cm" fo:border="none"/>
    </style:style>
    <style:style style:name="P110" style:family="paragraph" style:parent-style-name="Text_20_body" style:list-style-name="L39">
      <style:paragraph-properties fo:margin-left="0cm" fo:margin-right="0cm" fo:text-indent="0cm" style:auto-text-indent="false" fo:padding="0cm" fo:border="none"/>
    </style:style>
    <style:style style:name="P111" style:family="paragraph" style:parent-style-name="Text_20_body" style:list-style-name="L40">
      <style:paragraph-properties fo:margin-left="0cm" fo:margin-right="0cm" fo:margin-top="0cm" fo:margin-bottom="0cm" style:contextual-spacing="false" fo:text-indent="0cm" style:auto-text-indent="false" fo:padding="0cm" fo:border="none"/>
    </style:style>
    <style:style style:name="P112" style:family="paragraph" style:parent-style-name="Text_20_body" style:list-style-name="L40">
      <style:paragraph-properties fo:margin-left="0cm" fo:margin-right="0cm" fo:text-indent="0cm" style:auto-text-indent="false" fo:padding="0cm" fo:border="none"/>
    </style:style>
    <style:style style:name="P113" style:family="paragraph" style:parent-style-name="Text_20_body" style:list-style-name="L41">
      <style:paragraph-properties fo:margin-left="0cm" fo:margin-right="0cm" fo:margin-top="0cm" fo:margin-bottom="0cm" style:contextual-spacing="false" fo:text-indent="0cm" style:auto-text-indent="false" fo:padding="0cm" fo:border="none"/>
    </style:style>
    <style:style style:name="P114" style:family="paragraph" style:parent-style-name="Text_20_body" style:list-style-name="L41">
      <style:paragraph-properties fo:margin-left="0cm" fo:margin-right="0cm" fo:text-indent="0cm" style:auto-text-indent="false" fo:padding="0cm" fo:border="none"/>
    </style:style>
    <style:style style:name="P115" style:family="paragraph" style:parent-style-name="Text_20_body" style:list-style-name="L42">
      <style:paragraph-properties fo:margin-left="0cm" fo:margin-right="0cm" fo:margin-top="0cm" fo:margin-bottom="0cm" style:contextual-spacing="false" fo:text-indent="0cm" style:auto-text-indent="false" fo:padding="0cm" fo:border="none"/>
    </style:style>
    <style:style style:name="P116" style:family="paragraph" style:parent-style-name="Text_20_body" style:list-style-name="L42">
      <style:paragraph-properties fo:margin-left="0cm" fo:margin-right="0cm" fo:text-indent="0cm" style:auto-text-indent="false" fo:padding="0cm" fo:border="none"/>
    </style:style>
    <style:style style:name="P117" style:family="paragraph" style:parent-style-name="Text_20_body" style:list-style-name="L43">
      <style:paragraph-properties fo:margin-left="0cm" fo:margin-right="0cm" fo:text-indent="0cm" style:auto-text-indent="false" fo:padding="0.049cm" fo:border="0.06pt solid #e5e7eb"/>
    </style:style>
    <style:style style:name="P118" style:family="paragraph" style:parent-style-name="Text_20_body" style:list-style-name="L44">
      <style:paragraph-properties fo:margin-left="0cm" fo:margin-right="0cm" fo:text-indent="0cm" style:auto-text-indent="false" fo:padding="0.049cm" fo:border="0.06pt solid #e5e7eb"/>
    </style:style>
    <style:style style:name="P119" style:family="paragraph" style:parent-style-name="Text_20_body" style:list-style-name="L45">
      <style:paragraph-properties fo:margin-left="0cm" fo:margin-right="0cm" fo:text-indent="0cm" style:auto-text-indent="false" fo:padding="0.049cm" fo:border="0.06pt solid #e5e7eb"/>
    </style:style>
    <style:style style:name="P120" style:family="paragraph" style:parent-style-name="Text_20_body" style:list-style-name="L46">
      <style:paragraph-properties fo:margin-left="0cm" fo:margin-right="0cm" fo:text-indent="0cm" style:auto-text-indent="false" fo:padding="0.049cm" fo:border="0.06pt solid #e5e7eb"/>
    </style:style>
    <style:style style:name="P121" style:family="paragraph" style:parent-style-name="Text_20_body" style:list-style-name="L47">
      <style:paragraph-properties fo:margin-left="0cm" fo:margin-right="0cm" fo:text-indent="0cm" style:auto-text-indent="false" fo:padding="0.049cm" fo:border="0.06pt solid #e5e7eb"/>
    </style:style>
    <style:style style:name="P122" style:family="paragraph" style:parent-style-name="Text_20_body" style:list-style-name="L48">
      <style:paragraph-properties fo:margin-left="0cm" fo:margin-right="0cm" fo:text-indent="0cm" style:auto-text-indent="false"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76d9e" style:font-weight-asian="bold" style:font-weight-complex="bold"/>
    </style:style>
    <style:style style:name="T3" style:family="text">
      <style:text-properties loext:padding="0.049cm" loext:border-left="2.24pt solid #ffffff" loext:border-right="2.24pt solid #ffffff" loext:border-top="1.5pt solid #ffffff" loext:border-bottom="1.5pt solid #ffffff"/>
    </style:style>
    <style:style style:name="T4" style:family="text">
      <style:text-properties fo:font-size="20pt" style:font-size-asian="20pt" style:font-size-complex="20pt"/>
    </style:style>
    <style:style style:name="T5" style:family="text">
      <style:text-properties officeooo:rsid="00076d9e"/>
    </style:style>
    <style:style style:name="T6" style:family="text">
      <style:text-properties fo:font-size="14pt" style:font-size-asian="14pt" style:font-size-complex="14pt"/>
    </style:style>
    <style:style style:name="T7" style:family="text">
      <style:text-properties fo:font-size="14pt" officeooo:rsid="00076d9e" style:font-size-asian="14pt" style:font-size-complex="14pt"/>
    </style:style>
    <style:style style:name="T8" style:family="text">
      <style:text-properties loext:padding="0cm" loext:border="none"/>
    </style:style>
    <style:style style:name="T9" style:family="text">
      <style:text-properties loext:padding="0.049cm" loext:border="0.06pt solid #000000"/>
    </style:style>
    <style:style style:name="T10" style:family="text">
      <style:text-properties loext:padding="0.049cm" loext:border="0.06pt solid #ffffff"/>
    </style:style>
    <style:style style:name="T11" style:family="text">
      <style:text-properties loext:padding="0.049cm" loext:border="0.06pt solid #e5e7e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4f647b"/>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5">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9">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1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16">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18">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053cm" svg:width="0.847cm" draw:z-index="0">
        <draw:text-box fo:min-height="0.847cm">
          <text:p text:style-name="P23"/>
        </draw:text-box>
      </draw:frame>
      <text:p text:style-name="Title"/>
      <text:p text:style-name="Title"/>
      <text:p text:style-name="Title"/>
      <text:p text:style-name="Title"/>
      <text:p text:style-name="Title">ANÁLISIS de herramientas de Inteligencia Artificial generativa</text:p>
      <text:p text:style-name="P13"/>
      <text:p text:style-name="P13"><text:span text:style-name="T1"/></text:p>
      <text:p text:style-name="P13"><text:span text:style-name="T1"/></text:p>
      <text:p text:style-name="P13"><text:span text:style-name="T1"/></text:p>
      <text:p text:style-name="P13"><text:span text:style-name="T1">OBJETIVO</text:span>: </text:p>
      <text:p text:style-name="P13">Ejecutar <text:s/>un prompt común a varias inteligencias para observar las diferencias. El prompt es, adrede, <text:s/>básico de diseño humano. La información aportada por las IAS debería ser complementaria o correctora entre las diferentes respuestas. </text:p>
      <text:p text:style-name="P13"/>
      <text:p text:style-name="P13"><text:span text:style-name="T1"/></text:p>
      <text:p text:style-name="P13"><text:span text:style-name="T1"/></text:p>
      <text:p text:style-name="P13"><text:span text:style-name="T1"/></text:p>
      <text:p text:style-name="P13"><text:span text:style-name="T1">PROMPT:</text:span> </text:p>
      <text:p text:style-name="P13"/>
      <text:p text:style-name="P15">Puedes darme un listado de herramientas de IA generativas? Puedes definirlas en secciones (chat, imágenes, sonido, vídeo, agentes, etc. Con Los enlaces a su acceso. Señala solo las que son gratuitas online</text:p>
      <text:p text:style-name="P14"/>
      <text:p text:style-name="Heading"><text:span text:style-name="T1"/></text:p>
      <text:p text:style-name="P40"><text:span text:style-name="T5">NdA: los resultados han sido “copiados” <text:s/>desde Google Chrome </text:span>Versión 136.0.7103.113 (Build oficial) (64 bits) <text:span text:style-name="T5">y “pegados” en Libre Office Version: 24.2.2.2 (X86_64) / LibreOffice Community</text:span></text:p>
      <text:p text:style-name="Title"><text:soft-page-break/><text:span text:style-name="T2"/></text:p>
      <text:p text:style-name="Title"><text:span text:style-name="T1">RESULTADOS</text:span>:<text:line-break/><text:line-break/><text:span text:style-name="T4">DEEPSEEK</text:span> </text:p>
      <text:p text:style-name="Text_20_body"/>
      <text:p text:style-name="P24">¡Claro! Aquí tienes un listado de <text:span text:style-name="Strong_20_Emphasis">herramientas de IA generativas gratuitas y online</text:span>, organizadas por categorías, con sus respectivos enlaces:</text:p>
      <text:p text:style-name="Horizontal_20_Line"/>
      <text:h text:style-name="P9" text:outline-level="3"><text:span text:style-name="Strong_20_Emphasis">🤖 Chat / Texto</text:span></text:h>
      <text:list text:style-name="L1">
        <text:list-item>
          <text:p text:style-name="P30"><text:a xlink:type="simple" xlink:href="https://www.deepseek.com/" office:target-frame-name="_blank" xlink:show="new" text:style-name="Internet_20_link" text:visited-style-name="Visited_20_Internet_20_Link"><text:span text:style-name="Strong_20_Emphasis"><text:span text:style-name="T3">DeepSeek Chat</text:span></text:span></text:a> – Modelo avanzado de chat en español y otros idiomas.</text:p>
        </text:list-item>
        <text:list-item>
          <text:p text:style-name="P30"><text:a xlink:type="simple" xlink:href="https://chat.openai.com/" office:target-frame-name="_blank" xlink:show="new" text:style-name="Internet_20_link" text:visited-style-name="Visited_20_Internet_20_Link"><text:span text:style-name="Strong_20_Emphasis"><text:span text:style-name="T3">ChatGPT (versión gratuita)</text:span></text:span></text:a> – Chatbot de OpenAI con capacidad de generación de texto.</text:p>
        </text:list-item>
        <text:list-item>
          <text:p text:style-name="P30"><text:a xlink:type="simple" xlink:href="https://claude.ai/" office:target-frame-name="_blank" xlink:show="new" text:style-name="Internet_20_link" text:visited-style-name="Visited_20_Internet_20_Link"><text:span text:style-name="Strong_20_Emphasis"><text:span text:style-name="T3">Claude AI</text:span></text:span></text:a> – Asistente conversacional de Anthropic.</text:p>
        </text:list-item>
        <text:list-item>
          <text:p text:style-name="P30"><text:a xlink:type="simple" xlink:href="https://gemini.google.com/" office:target-frame-name="_blank" xlink:show="new" text:style-name="Internet_20_link" text:visited-style-name="Visited_20_Internet_20_Link"><text:span text:style-name="Strong_20_Emphasis"><text:span text:style-name="T3">Gemini (antes Bard)</text:span></text:span></text:a> – Chatbot de Google con respuestas contextuales.</text:p>
        </text:list-item>
      </text:list>
      <text:p text:style-name="Horizontal_20_Line"/>
      <text:h text:style-name="P9" text:outline-level="3"><text:span text:style-name="Strong_20_Emphasis">🎨 Imágenes</text:span></text:h>
      <text:list text:style-name="L2">
        <text:list-item>
          <text:p text:style-name="P31"><text:a xlink:type="simple" xlink:href="https://www.bing.com/create" office:target-frame-name="_blank" xlink:show="new" text:style-name="Internet_20_link" text:visited-style-name="Visited_20_Internet_20_Link"><text:span text:style-name="Strong_20_Emphasis"><text:span text:style-name="T3">Bing Image Creator (DALL·E 3)</text:span></text:span></text:a> – Generador de imágenes con IA (requiere cuenta Microsoft).</text:p>
        </text:list-item>
        <text:list-item>
          <text:p text:style-name="P31"><text:a xlink:type="simple" xlink:href="https://leonardo.ai/" office:target-frame-name="_blank" xlink:show="new" text:style-name="Internet_20_link" text:visited-style-name="Visited_20_Internet_20_Link"><text:span text:style-name="Strong_20_Emphasis"><text:span text:style-name="T3">Leonardo.Ai (versión gratuita)</text:span></text:span></text:a> – Generador de imágenes con control avanzado.</text:p>
        </text:list-item>
        <text:list-item>
          <text:p text:style-name="P31"><text:a xlink:type="simple" xlink:href="https://playgroundai.com/" office:target-frame-name="_blank" xlink:show="new" text:style-name="Internet_20_link" text:visited-style-name="Visited_20_Internet_20_Link"><text:span text:style-name="Strong_20_Emphasis"><text:span text:style-name="T3">Playground AI</text:span></text:span></text:a> – Crea imágenes con modelos como Stable Diffusion.</text:p>
        </text:list-item>
        <text:list-item>
          <text:p text:style-name="P31"><text:a xlink:type="simple" xlink:href="https://pixlr.com/" office:target-frame-name="_blank" xlink:show="new" text:style-name="Internet_20_link" text:visited-style-name="Visited_20_Internet_20_Link"><text:span text:style-name="Strong_20_Emphasis"><text:span text:style-name="T3">Pixlr AI</text:span></text:span></text:a> – Edición y generación de imágenes con IA.</text:p>
        </text:list-item>
      </text:list>
      <text:p text:style-name="Horizontal_20_Line"/>
      <text:h text:style-name="P9" text:outline-level="3"><text:span text:style-name="Strong_20_Emphasis">🎵 Audio / Música / Voz</text:span></text:h>
      <text:list text:style-name="L3">
        <text:list-item>
          <text:p text:style-name="P32"><text:a xlink:type="simple" xlink:href="https://www.voicemod.net/text-to-song/" office:target-frame-name="_blank" xlink:show="new" text:style-name="Internet_20_link" text:visited-style-name="Visited_20_Internet_20_Link"><text:span text:style-name="Strong_20_Emphasis"><text:span text:style-name="T3">Voicemod Text-to-Song</text:span></text:span></text:a> – Convierte texto en canciones.</text:p>
        </text:list-item>
        <text:list-item>
          <text:p text:style-name="P32"><text:a xlink:type="simple" xlink:href="https://github.com/RVC-Project/Retrieval-based-Voice-Conversion-WebUI" office:target-frame-name="_blank" xlink:show="new" text:style-name="Internet_20_link" text:visited-style-name="Visited_20_Internet_20_Link"><text:span text:style-name="Strong_20_Emphasis"><text:span text:style-name="T3">RVC (Retrieval-Based Voice Conversion)</text:span></text:span></text:a> – Clonación de voces (requiere instalación local, pero es gratis).</text:p>
        </text:list-item>
        <text:list-item>
          <text:p text:style-name="P32"><text:a xlink:type="simple" xlink:href="https://www.aiva.ai/" office:target-frame-name="_blank" xlink:show="new" text:style-name="Internet_20_link" text:visited-style-name="Visited_20_Internet_20_Link"><text:span text:style-name="Strong_20_Emphasis"><text:span text:style-name="T3">AIVA</text:span></text:span></text:a> – Generador de música con IA (versión gratuita con créditos).</text:p>
        </text:list-item>
        <text:list-item>
          <text:p text:style-name="P32"><text:a xlink:type="simple" xlink:href="https://uberduck.ai/" office:target-frame-name="_blank" xlink:show="new" text:style-name="Internet_20_link" text:visited-style-name="Visited_20_Internet_20_Link"><text:soft-page-break/><text:span text:style-name="Strong_20_Emphasis"><text:span text:style-name="T3">Uberduck</text:span></text:span></text:a> – Sintetizador de voz y generador de rap.</text:p>
        </text:list-item>
      </text:list>
      <text:p text:style-name="Horizontal_20_Line"/>
      <text:h text:style-name="P9" text:outline-level="3"><text:span text:style-name="Strong_20_Emphasis">🎥 Vídeo</text:span></text:h>
      <text:list text:style-name="L4">
        <text:list-item>
          <text:p text:style-name="P33"><text:a xlink:type="simple" xlink:href="https://runwayml.com/" office:target-frame-name="_blank" xlink:show="new" text:style-name="Internet_20_link" text:visited-style-name="Visited_20_Internet_20_Link"><text:span text:style-name="Strong_20_Emphasis"><text:span text:style-name="T3">Runway ML (versión gratuita)</text:span></text:span></text:a> – Edición y generación de vídeos con IA.</text:p>
        </text:list-item>
        <text:list-item>
          <text:p text:style-name="P33"><text:a xlink:type="simple" xlink:href="https://pika.art/" office:target-frame-name="_blank" xlink:show="new" text:style-name="Internet_20_link" text:visited-style-name="Visited_20_Internet_20_Link"><text:span text:style-name="Strong_20_Emphasis"><text:span text:style-name="T3">Pika Labs</text:span></text:span></text:a> – Generador de vídeos cortos con prompts.</text:p>
        </text:list-item>
        <text:list-item>
          <text:p text:style-name="P33"><text:a xlink:type="simple" xlink:href="https://www.synthesia.io/" office:target-frame-name="_blank" xlink:show="new" text:style-name="Internet_20_link" text:visited-style-name="Visited_20_Internet_20_Link"><text:span text:style-name="Strong_20_Emphasis"><text:span text:style-name="T3">Synthesia (demo gratuita)</text:span></text:span></text:a> – Crea vídeos con avatares IA (limitado sin pago).</text:p>
        </text:list-item>
      </text:list>
      <text:p text:style-name="Horizontal_20_Line"/>
      <text:h text:style-name="P9" text:outline-level="3"><text:span text:style-name="Strong_20_Emphasis">🤖 Agentes Autónomos / Asistentes</text:span></text:h>
      <text:list text:style-name="L5">
        <text:list-item>
          <text:p text:style-name="P34"><text:a xlink:type="simple" xlink:href="https://github.com/Significant-Gravitas/Auto-GPT" office:target-frame-name="_blank" xlink:show="new" text:style-name="Internet_20_link" text:visited-style-name="Visited_20_Internet_20_Link"><text:span text:style-name="Strong_20_Emphasis"><text:span text:style-name="T3">AutoGPT (Open Source)</text:span></text:span></text:a> – Agente de IA autónomo (requiere configuración).</text:p>
        </text:list-item>
        <text:list-item>
          <text:p text:style-name="P34"><text:a xlink:type="simple" xlink:href="https://github.com/yoheinakajima/babyagi" office:target-frame-name="_blank" xlink:show="new" text:style-name="Internet_20_link" text:visited-style-name="Visited_20_Internet_20_Link"><text:span text:style-name="Strong_20_Emphasis"><text:span text:style-name="T3">BabyAGI</text:span></text:span></text:a> – Sistema de planificación basado en IA.</text:p>
        </text:list-item>
      </text:list>
      <text:p text:style-name="Horizontal_20_Line"/>
      <text:h text:style-name="P9" text:outline-level="3"><text:span text:style-name="Strong_20_Emphasis">📊 Código / Desarrollo</text:span></text:h>
      <text:list text:style-name="L6">
        <text:list-item>
          <text:p text:style-name="P35"><text:a xlink:type="simple" xlink:href="https://www.deepseek.com/" office:target-frame-name="_blank" xlink:show="new" text:style-name="Internet_20_link" text:visited-style-name="Visited_20_Internet_20_Link"><text:span text:style-name="Strong_20_Emphasis"><text:span text:style-name="T3">DeepSeek Coder</text:span></text:span></text:a> – Asistente para programación.</text:p>
        </text:list-item>
        <text:list-item>
          <text:p text:style-name="P35"><text:a xlink:type="simple" xlink:href="https://codeium.com/" office:target-frame-name="_blank" xlink:show="new" text:style-name="Internet_20_link" text:visited-style-name="Visited_20_Internet_20_Link"><text:span text:style-name="Strong_20_Emphasis"><text:span text:style-name="T3">Codeium</text:span></text:span></text:a> – Alternativa gratuita a GitHub Copilot.</text:p>
        </text:list-item>
        <text:list-item>
          <text:p text:style-name="P35"><text:a xlink:type="simple" xlink:href="https://replit.com/site/ghostwriter" office:target-frame-name="_blank" xlink:show="new" text:style-name="Internet_20_link" text:visited-style-name="Visited_20_Internet_20_Link"><text:span text:style-name="Strong_20_Emphasis"><text:span text:style-name="T3">Replit Ghostwriter</text:span></text:span></text:a> – Autocompletado de código en Replit.</text:p>
        </text:list-item>
      </text:list>
      <text:p text:style-name="Horizontal_20_Line"/>
      <text:h text:style-name="P9" text:outline-level="3"><text:span text:style-name="Strong_20_Emphasis">📚 Otras Herramientas Útiles</text:span></text:h>
      <text:list text:style-name="L7">
        <text:list-item>
          <text:p text:style-name="P36"><text:a xlink:type="simple" xlink:href="https://www.perplexity.ai/" office:target-frame-name="_blank" xlink:show="new" text:style-name="Internet_20_link" text:visited-style-name="Visited_20_Internet_20_Link"><text:span text:style-name="Strong_20_Emphasis"><text:span text:style-name="T3">Perplexity AI</text:span></text:span></text:a> – Buscador con respuestas generadas por IA.</text:p>
        </text:list-item>
        <text:list-item>
          <text:p text:style-name="P36"><text:a xlink:type="simple" xlink:href="https://www.notion.so/product/ai" office:target-frame-name="_blank" xlink:show="new" text:style-name="Internet_20_link" text:visited-style-name="Visited_20_Internet_20_Link"><text:span text:style-name="Strong_20_Emphasis"><text:span text:style-name="T3">Notion AI (versión gratuita limitada)</text:span></text:span></text:a> – Generación de texto dentro de Notion.</text:p>
        </text:list-item>
        <text:list-item>
          <text:p text:style-name="P36"><text:a xlink:type="simple" xlink:href="https://tome.app/" office:target-frame-name="_blank" xlink:show="new" text:style-name="Internet_20_link" text:visited-style-name="Visited_20_Internet_20_Link"><text:span text:style-name="Strong_20_Emphasis"><text:span text:style-name="T3">Tome</text:span></text:span></text:a> – Generador de presentaciones con IA.</text:p>
        </text:list-item>
      </text:list>
      <text:p text:style-name="Horizontal_20_Line"/>
      <text:h text:style-name="P9" text:outline-level="3">🔹 <text:span text:style-name="Strong_20_Emphasis">Nota:</text:span></text:h>
      <text:list text:style-name="L8">
        <text:list-item>
          <text:p text:style-name="P37">Algunas herramientas tienen <text:span text:style-name="Strong_20_Emphasis">límites en la versión gratuita</text:span> (ej: créditos mensuales).</text:p>
        </text:list-item>
        <text:list-item>
          <text:p text:style-name="P37">Las opciones marcadas como "Open Source" pueden requerir instalación local.</text:p>
        </text:list-item>
      </text:list>
      <text:p text:style-name="P25">¿Necesitas más detalles sobre alguna en específico? 😊</text:p>
      <text:p text:style-name="P26"/>
      <text:h text:style-name="Heading_20_1" text:outline-level="1">GEMINI 2.5 Flash</text:h>
      <text:p text:style-name="P38"/>
      <text:p text:style-name="P38">A continuación, te presento un listado de herramientas de IA generativas gratuitas y online, categorizadas por tipo, junto con enlaces para acceder a ellas. Es importante destacar que la disponibilidad de funciones gratuitas puede cambiar, y algunas herramientas pueden ofrecer planes premium con características adicionales.</text:p>
      <text:section text:style-name="Sect1" text:name="model-response-message-contentr_2ac065927122ec83">
        <text:h text:style-name="Heading_20_3" text:outline-level="3">1. Chat/Texto</text:h>
        <text:p text:style-name="Text_20_body">Estas herramientas son capaces de generar texto, responder preguntas, traducir idiomas y crear diferentes tipos de contenido creativo.</text:p>
        <text:list text:style-name="L9">
          <text:list-item>
            <text:p text:style-name="P42"><text:span text:style-name="Strong_20_Emphasis">ChatGPT (OpenAI):</text:span> Un modelo de lenguaje grande que puede generar texto coherente y relevante para una amplia gama de indicaciones. </text:p>
            <text:list>
              <text:list-item>
                <text:p text:style-name="P42"><text:span text:style-name="Strong_20_Emphasis">Acceso:</text:span> <text:a xlink:type="simple" xlink:href="https://chatgpt.com/" office:target-frame-name="_blank" xlink:show="new" text:style-name="Internet_20_link" text:visited-style-name="Visited_20_Internet_20_Link">https://chatgpt.com/</text:a> </text:p>
              </text:list-item>
            </text:list>
          </text:list-item>
          <text:list-item>
            <text:p text:style-name="P42"><text:span text:style-name="Strong_20_Emphasis">Google Gemini (Google):</text:span> Ofrece capacidades similares a ChatGPT, con acceso a información en tiempo real a través de la búsqueda de Google. </text:p>
            <text:list>
              <text:list-item>
                <text:p text:style-name="P42"><text:span text:style-name="Strong_20_Emphasis">Acceso:</text:span> <text:a xlink:type="simple" xlink:href="https://gemini.google.com/" office:target-frame-name="_blank" xlink:show="new" text:style-name="Internet_20_link" text:visited-style-name="Visited_20_Internet_20_Link">https://gemini.google.com/</text:a> </text:p>
              </text:list-item>
            </text:list>
          </text:list-item>
          <text:list-item>
            <text:p text:style-name="P42"><text:span text:style-name="Strong_20_Emphasis">Copilot (Microsoft):</text:span> Integrado en el navegador Edge y otras aplicaciones de Microsoft, utiliza tecnología de OpenAI para ofrecer asistencia en la escritura, resúmenes y más. </text:p>
            <text:list>
              <text:list-item>
                <text:p text:style-name="P42"><text:span text:style-name="Strong_20_Emphasis">Acceso:</text:span> <text:a xlink:type="simple" xlink:href="https://copilot.microsoft.com/" office:target-frame-name="_blank" xlink:show="new" text:style-name="Internet_20_link" text:visited-style-name="Visited_20_Internet_20_Link">https://copilot.microsoft.com/</text:a> </text:p>
              </text:list-item>
            </text:list>
          </text:list-item>
          <text:list-item>
            <text:p text:style-name="P42"><text:span text:style-name="Strong_20_Emphasis">Perplexity AI:</text:span> Un motor de búsqueda conversacional que no solo genera respuestas, sino que también proporciona las fuentes de información. </text:p>
            <text:list>
              <text:list-item>
                <text:p text:style-name="P41"><text:span text:style-name="Strong_20_Emphasis">Acceso:</text:span> <text:a xlink:type="simple" xlink:href="https://www.perplexity.ai/" office:target-frame-name="_blank" xlink:show="new" text:style-name="Internet_20_link" text:visited-style-name="Visited_20_Internet_20_Link">https://www.perplexity.ai/</text:a> </text:p>
              </text:list-item>
            </text:list>
          </text:list-item>
        </text:list>
        <text:h text:style-name="Heading_20_3" text:outline-level="3">2. Imágenes</text:h>
        <text:p text:style-name="Text_20_body">Herramientas que pueden crear imágenes a partir de descripciones de texto (prompts) o modificar imágenes existentes.</text:p>
        <text:list text:style-name="L10">
          <text:list-item>
            <text:p text:style-name="P45"><text:span text:style-name="Strong_20_Emphasis">DALL-E 3 (OpenAI):</text:span> Integrado en ChatGPT Plus y en Bing Image Creator, puede generar imágenes de alta calidad a partir de descripciones de texto. (Aunque DALL-E 3 en sí es de pago a través de ChatGPT Plus, Bing Image Creator lo utiliza y es gratuito). </text:p>
            <text:list>
              <text:list-item>
                <text:p text:style-name="P45"><text:span text:style-name="Strong_20_Emphasis">Acceso (a través de Bing Image Creator):</text:span> <text:a xlink:type="simple" xlink:href="https://www.bing.com/images/create" office:target-frame-name="_blank" xlink:show="new" text:style-name="Internet_20_link" text:visited-style-name="Visited_20_Internet_20_Link">https://www.bing.com/images/create</text:a> </text:p>
              </text:list-item>
            </text:list>
          </text:list-item>
          <text:list-item>
            <text:p text:style-name="P45"><text:span text:style-name="Strong_20_Emphasis">Stable Diffusion Online:</text:span> Varias implementaciones web gratuitas de Stable Diffusion, un modelo de código abierto para la generación de imágenes. </text:p>
            <text:list>
              <text:list-item>
                <text:p text:style-name="P45"><text:span text:style-name="Strong_20_Emphasis">Acceso (ejemplos):</text:span> </text:p>
                <text:list>
                  <text:list-item>
                    <text:p text:style-name="P45"><text:span text:style-name="Strong_20_Emphasis">Hugging Face Spaces (ej. SDXL Playground):</text:span> <text:a xlink:type="simple" xlink:href="https://huggingface.co/spaces/stabilityai/stable-diffusion" office:target-frame-name="_blank" xlink:show="new" text:style-name="Internet_20_link" text:visited-style-name="Visited_20_Internet_20_Link">https://huggingface.co/spaces/stabilityai/stable-diffusion</text:a> (busca otras implementaciones gratuitas de Stable Diffusion en Hugging Face Spaces) </text:p>
                  </text:list-item>
                  <text:list-item>
                    <text:p text:style-name="P45"><text:soft-page-break/><text:span text:style-name="Strong_20_Emphasis">Playground AI:</text:span> <text:a xlink:type="simple" xlink:href="https://playground.ai/" office:target-frame-name="_blank" xlink:show="new" text:style-name="Internet_20_link" text:visited-style-name="Visited_20_Internet_20_Link">https://playground.ai/</text:a> (ofrece un plan gratuito con limitaciones) </text:p>
                  </text:list-item>
                </text:list>
              </text:list-item>
            </text:list>
          </text:list-item>
          <text:list-item>
            <text:p text:style-name="P45"><text:span text:style-name="Strong_20_Emphasis">Leonardo AI:</text:span> Generador de imágenes con IA que ofrece créditos gratuitos diarios. </text:p>
            <text:list>
              <text:list-item>
                <text:p text:style-name="P45"><text:span text:style-name="Strong_20_Emphasis">Acceso:</text:span> <text:a xlink:type="simple" xlink:href="https://leonardo.ai/" office:target-frame-name="_blank" xlink:show="new" text:style-name="Internet_20_link" text:visited-style-name="Visited_20_Internet_20_Link">https://leonardo.ai/</text:a> </text:p>
              </text:list-item>
            </text:list>
          </text:list-item>
          <text:list-item>
            <text:p text:style-name="P45"><text:span text:style-name="Strong_20_Emphasis">Craiyon (anteriormente DALL-E mini):</text:span> Un generador de imágenes de texto a imagen más simple y menos potente que DALL-E 3, pero totalmente gratuito y fácil de usar. </text:p>
            <text:list>
              <text:list-item>
                <text:p text:style-name="P44"><text:span text:style-name="Strong_20_Emphasis">Acceso:</text:span> <text:a xlink:type="simple" xlink:href="https://www.craiyon.com/" office:target-frame-name="_blank" xlink:show="new" text:style-name="Internet_20_link" text:visited-style-name="Visited_20_Internet_20_Link">https://www.craiyon.com/</text:a> </text:p>
              </text:list-item>
            </text:list>
          </text:list-item>
        </text:list>
        <text:h text:style-name="Heading_20_3" text:outline-level="3">3. Sonido/Música</text:h>
        <text:p text:style-name="Text_20_body">Herramientas que pueden generar música, efectos de sonido o voz a partir de texto.</text:p>
        <text:list text:style-name="L11">
          <text:list-item>
            <text:p text:style-name="P47"><text:span text:style-name="Strong_20_Emphasis">Google Magenta Studio:</text:span> Aunque es más una plataforma para investigación y desarrollo, ofrece herramientas y modelos experimentales que se pueden usar para generar música. Requiere instalación o uso a través de Colab. </text:p>
            <text:list>
              <text:list-item>
                <text:p text:style-name="P47"><text:span text:style-name="Strong_20_Emphasis">Acceso (información y enlaces a Colab):</text:span> <text:a xlink:type="simple" xlink:href="https://magenta.tensorflow.org/studio/" office:target-frame-name="_blank" xlink:show="new" text:style-name="Internet_20_link" text:visited-style-name="Visited_20_Internet_20_Link">https://magenta.tensorflow.org/studio/</text:a> </text:p>
              </text:list-item>
            </text:list>
          </text:list-item>
          <text:list-item>
            <text:p text:style-name="P47"><text:span text:style-name="Strong_20_Emphasis">Clipchamp (Microsoft):</text:span> Un editor de video que incluye una función de texto a voz con voces generadas por IA. </text:p>
            <text:list>
              <text:list-item>
                <text:p text:style-name="P47"><text:span text:style-name="Strong_20_Emphasis">Acceso:</text:span> <text:a xlink:type="simple" xlink:href="https://clipchamp.com/es/" office:target-frame-name="_blank" xlink:show="new" text:style-name="Internet_20_link" text:visited-style-name="Visited_20_Internet_20_Link">https://clipchamp.com/es/</text:a> (Requiere una cuenta de Microsoft) </text:p>
              </text:list-item>
            </text:list>
          </text:list-item>
          <text:list-item>
            <text:p text:style-name="P47"><text:span text:style-name="Strong_20_Emphasis">ElevenLabs (Voice AI):</text:span> Ofrece una opción gratuita para generar voz a partir de texto con voces muy realistas. </text:p>
            <text:list>
              <text:list-item>
                <text:p text:style-name="P47"><text:span text:style-name="Strong_20_Emphasis">Acceso:</text:span> <text:a xlink:type="simple" xlink:href="https://elevenlabs.io/" office:target-frame-name="_blank" xlink:show="new" text:style-name="Internet_20_link" text:visited-style-name="Visited_20_Internet_20_Link">https://elevenlabs.io/</text:a> (plan gratuito con límite de caracteres) </text:p>
              </text:list-item>
            </text:list>
          </text:list-item>
          <text:list-item>
            <text:p text:style-name="P47"><text:span text:style-name="Strong_20_Emphasis">FakeYou:</text:span> Generador de texto a voz y "deepfake" de voz con una gran variedad de voces de personajes. </text:p>
            <text:list>
              <text:list-item>
                <text:p text:style-name="P46"><text:span text:style-name="Strong_20_Emphasis">Acceso:</text:span> <text:a xlink:type="simple" xlink:href="https://fakeyou.com/" office:target-frame-name="_blank" xlink:show="new" text:style-name="Internet_20_link" text:visited-style-name="Visited_20_Internet_20_Link">https://fakeyou.com/</text:a> </text:p>
              </text:list-item>
            </text:list>
          </text:list-item>
        </text:list>
        <text:h text:style-name="Heading_20_3" text:outline-level="3">4. Vídeo</text:h>
        <text:p text:style-name="Text_20_body">Herramientas que pueden crear videos a partir de texto, imágenes o combinar diferentes elementos multimedia.</text:p>
        <text:list text:style-name="L12">
          <text:list-item>
            <text:p text:style-name="P49"><text:span text:style-name="Strong_20_Emphasis">CapCut:</text:span> Un editor de video popular que ahora incluye funciones de IA para generación de clips, transcripción automática y más. Disponible en línea. </text:p>
            <text:list>
              <text:list-item>
                <text:p text:style-name="P49"><text:span text:style-name="Strong_20_Emphasis">Acceso:</text:span> <text:a xlink:type="simple" xlink:href="https://www.capcut.com/" office:target-frame-name="_blank" xlink:show="new" text:style-name="Internet_20_link" text:visited-style-name="Visited_20_Internet_20_Link">https://www.capcut.com/</text:a> </text:p>
              </text:list-item>
            </text:list>
          </text:list-item>
          <text:list-item>
            <text:p text:style-name="P49"><text:span text:style-name="Strong_20_Emphasis">RunwayML (algunas funciones gratuitas):</text:span> Ofrece una suite de herramientas de IA para creadores de video, incluyendo generación de video a partir de texto (Gen-1, Gen-2). Tienen un plan gratuito con limitaciones. </text:p>
            <text:list>
              <text:list-item>
                <text:p text:style-name="P49"><text:span text:style-name="Strong_20_Emphasis">Acceso:</text:span> <text:a xlink:type="simple" xlink:href="https://runwayml.com/" office:target-frame-name="_blank" xlink:show="new" text:style-name="Internet_20_link" text:visited-style-name="Visited_20_Internet_20_Link">https://runwayml.com/</text:a> </text:p>
              </text:list-item>
            </text:list>
          </text:list-item>
          <text:list-item>
            <text:p text:style-name="P49"><text:span text:style-name="Strong_20_Emphasis">HeyGen (plan gratuito limitado):</text:span> Permite crear avatares de IA que hablan tu texto, ideal para videos explicativos o de marketing. Ofrece un plan gratuito con algunas limitaciones. </text:p>
            <text:list>
              <text:list-item>
                <text:p text:style-name="P48"><text:span text:style-name="Strong_20_Emphasis">Acceso:</text:span> <text:a xlink:type="simple" xlink:href="https://www.heygen.com/" office:target-frame-name="_blank" xlink:show="new" text:style-name="Internet_20_link" text:visited-style-name="Visited_20_Internet_20_Link">https://www.heygen.com/</text:a> </text:p>
              </text:list-item>
            </text:list>
          </text:list-item>
        </text:list>
        <text:h text:style-name="Heading_20_3" text:outline-level="3"><text:soft-page-break/>5. Agentes de IA / Productividad</text:h>
        <text:p text:style-name="Text_20_body">Herramientas que actúan como "agentes" para automatizar tareas, organizar información o generar ideas.</text:p>
        <text:list text:style-name="L13">
          <text:list-item>
            <text:p text:style-name="P51"><text:span text:style-name="Strong_20_Emphasis">AutoGPT / BabyAGI (conceptos):</text:span> No son herramientas online directas para el usuario final, sino más bien marcos de código abierto que permiten crear agentes autónomos de IA. Para utilizarlos, generalmente se requiere algún conocimiento técnico para configurarlos en un entorno de desarrollo. No hay un "enlace de acceso" directo a una versión gratuita online. </text:p>
            <text:list>
              <text:list-item>
                <text:p text:style-name="P51"><text:span text:style-name="Strong_20_Emphasis">Acceso (repositorios de GitHub para desarrolladores):</text:span> </text:p>
                <text:list>
                  <text:list-item>
                    <text:p text:style-name="P51"><text:span text:style-name="Strong_20_Emphasis">AutoGPT:</text:span> <text:a xlink:type="simple" xlink:href="https://github.com/Significant-Gravitas/AutoGPT" office:target-frame-name="_blank" xlink:show="new" text:style-name="Internet_20_link" text:visited-style-name="Visited_20_Internet_20_Link">https://github.com/Significant-Gravitas/AutoGPT</text:a> </text:p>
                  </text:list-item>
                  <text:list-item>
                    <text:p text:style-name="P51"><text:span text:style-name="Strong_20_Emphasis">BabyAGI:</text:span> <text:a xlink:type="simple" xlink:href="https://github.com/yoheinakajima/babyagi" office:target-frame-name="_blank" xlink:show="new" text:style-name="Internet_20_link" text:visited-style-name="Visited_20_Internet_20_Link">https://github.com/yoheinakajima/babyagi</text:a> </text:p>
                  </text:list-item>
                </text:list>
              </text:list-item>
            </text:list>
          </text:list-item>
          <text:list-item>
            <text:p text:style-name="P51"><text:span text:style-name="Strong_20_Emphasis">Zapier (con integraciones de IA):</text:span> Aunque no es una IA generativa en sí misma, Zapier permite automatizar flujos de trabajo conectando diferentes aplicaciones. Se pueden integrar herramientas de IA generativas para automatizar tareas como la redacción de correos electrónicos o la generación de contenido. Ofrece un plan gratuito. </text:p>
            <text:list>
              <text:list-item>
                <text:p text:style-name="P50"><text:span text:style-name="Strong_20_Emphasis">Acceso:</text:span> <text:a xlink:type="simple" xlink:href="https://zapier.com/" office:target-frame-name="_blank" xlink:show="new" text:style-name="Internet_20_link" text:visited-style-name="Visited_20_Internet_20_Link">https://zapier.com/</text:a> </text:p>
              </text:list-item>
            </text:list>
          </text:list-item>
        </text:list>
        <text:p text:style-name="Text_20_body">Espero que este listado te sea de gran utilidad. ¡Disfruta explorando el mundo de la IA generativa!</text:p>
      </text:section>
      <text:p text:style-name="Standard">Pídele a Gemini que cree un informe detallado sobre este tema</text:p>
      <text:p text:style-name="P38"/>
      <text:h text:style-name="P4" text:outline-level="1">QWEN3</text:h>
      <text:h text:style-name="Heading_20_1" text:outline-level="1"><text:s/></text:h>
      <text:p text:style-name="Text_20_body"/>
      <text:p text:style-name="P23">¡Claro! A continuación, te doy un listado de <text:span text:style-name="Strong_20_Emphasis">herramientas de IA generativa gratuitas y accesibles en línea </text:span>, clasificadas por categorías. Estas herramientas no requieren descarga ni pago inicial para usar sus funciones básicas (aunque pueden tener versiones premium).</text:p>
      <text:section text:style-name="Sect2" text:name="response-content-container">
        <text:p text:style-name="Horizontal_20_Line"/>
        <text:h text:style-name="P5" text:outline-level="2">🤖 <text:span text:style-name="Strong_20_Emphasis">Chat / Texto</text:span></text:h>
        <text:h text:style-name="P8" text:outline-level="3">1. <text:a xlink:type="simple" xlink:href="https://chat.openai.com/" office:target-frame-name="_blank" xlink:show="new" text:style-name="Internet_20_link" text:visited-style-name="Visited_20_Internet_20_Link"><text:span text:style-name="Strong_20_Emphasis">ChatGPT (versión gratuita)</text:span></text:a></text:h>
        <text:list text:style-name="L20">
          <text:list-item>
            <text:p text:style-name="P67">Desarrollada por OpenAI.</text:p>
          </text:list-item>
          <text:list-item>
            <text:p text:style-name="P67">Genera texto, responde preguntas, ayuda a escribir código, etc.</text:p>
          </text:list-item>
          <text:list-item>
            <text:p text:style-name="P68">Requiere registro gratuito.</text:p>
          </text:list-item>
        </text:list>
        <text:h text:style-name="P8" text:outline-level="3">2. <text:a xlink:type="simple" xlink:href="https://huggingface.co/chat" office:target-frame-name="_blank" xlink:show="new" text:style-name="Internet_20_link" text:visited-style-name="Visited_20_Internet_20_Link"><text:span text:style-name="Strong_20_Emphasis">HuggingChat</text:span></text:a></text:h>
        <text:list text:style-name="L21">
          <text:list-item>
            <text:p text:style-name="P69">Por Hugging Face.</text:p>
          </text:list-item>
          <text:list-item>
            <text:p text:style-name="P69">Alternativa abierta a ChatGPT con modelos como Mistral o OpenChat.</text:p>
          </text:list-item>
          <text:list-item>
            <text:p text:style-name="P70">Acceso gratuito con cuenta de Hugging Face.</text:p>
          </text:list-item>
        </text:list>
        <text:h text:style-name="P8" text:outline-level="3">3. <text:a xlink:type="simple" xlink:href="https://you.com/" office:target-frame-name="_blank" xlink:show="new" text:style-name="Internet_20_link" text:visited-style-name="Visited_20_Internet_20_Link"><text:span text:style-name="Strong_20_Emphasis">You.com</text:span></text:a></text:h>
        <text:list text:style-name="L22">
          <text:list-item>
            <text:p text:style-name="P71">Motor de búsqueda con chatbot integrado.</text:p>
          </text:list-item>
          <text:list-item>
            <text:p text:style-name="P71">Ofrece respuestas basadas en web actualizadas.</text:p>
          </text:list-item>
          <text:list-item>
            <text:p text:style-name="P72">Gratis y sin registro obligatorio.</text:p>
          </text:list-item>
        </text:list>
        <text:p text:style-name="Horizontal_20_Line"/>
        <text:h text:style-name="P5" text:outline-level="2">🎨 <text:span text:style-name="Strong_20_Emphasis">Imágenes</text:span></text:h>
        <text:h text:style-name="P8" text:outline-level="3">1. <text:a xlink:type="simple" xlink:href="https://www.bing.com/images/create" office:target-frame-name="_blank" xlink:show="new" text:style-name="Internet_20_link" text:visited-style-name="Visited_20_Internet_20_Link"><text:span text:style-name="Strong_20_Emphasis">Bing Image Creator (por Microsoft)</text:span></text:a></text:h>
        <text:list text:style-name="L23">
          <text:list-item>
            <text:p text:style-name="P73">Basado en DALL·E.</text:p>
          </text:list-item>
          <text:list-item>
            <text:p text:style-name="P73">Genera imágenes desde texto.</text:p>
          </text:list-item>
          <text:list-item>
            <text:p text:style-name="P74">Acceso gratuito con cuenta de Microsoft.</text:p>
          </text:list-item>
        </text:list>
        <text:h text:style-name="P8" text:outline-level="3">2. <text:a xlink:type="simple" xlink:href="https://www.craiyon.com/" office:target-frame-name="_blank" xlink:show="new" text:style-name="Internet_20_link" text:visited-style-name="Visited_20_Internet_20_Link"><text:span text:style-name="Strong_20_Emphasis">Craiyon (anteriormente DALL·E mini)</text:span></text:a></text:h>
        <text:list text:style-name="L24">
          <text:list-item>
            <text:p text:style-name="P75">Crea imágenes a partir de descripciones textuales.</text:p>
          </text:list-item>
          <text:list-item>
            <text:p text:style-name="P76">Totalmente gratis y sin registro.</text:p>
          </text:list-item>
        </text:list>
        <text:h text:style-name="P8" text:outline-level="3"><text:soft-page-break/>3. <text:a xlink:type="simple" xlink:href="https://huggingface.co/models?pipeline_tag=text-to-image" office:target-frame-name="_blank" xlink:show="new" text:style-name="Internet_20_link" text:visited-style-name="Visited_20_Internet_20_Link"><text:span text:style-name="Strong_20_Emphasis">Hugging Face - Diffusion Models</text:span></text:a></text:h>
        <text:list text:style-name="L25">
          <text:list-item>
            <text:p text:style-name="P77">Plataforma que aloja múltiples modelos de generación de imágenes.</text:p>
          </text:list-item>
          <text:list-item>
            <text:p text:style-name="P77">Algunos modelos son ejecutables directamente en el navegador.</text:p>
          </text:list-item>
          <text:list-item>
            <text:p text:style-name="P78">Gratis y abierto.</text:p>
          </text:list-item>
        </text:list>
        <text:p text:style-name="Horizontal_20_Line"/>
        <text:h text:style-name="P5" text:outline-level="2">🎵 <text:span text:style-name="Strong_20_Emphasis">Sonido / Audio</text:span></text:h>
        <text:h text:style-name="P8" text:outline-level="3">1. <text:a xlink:type="simple" xlink:href="https://soundraw.io/" office:target-frame-name="_blank" xlink:show="new" text:style-name="Internet_20_link" text:visited-style-name="Visited_20_Internet_20_Link"><text:span text:style-name="Strong_20_Emphasis">Soundraw</text:span></text:a></text:h>
        <text:list text:style-name="L26">
          <text:list-item>
            <text:p text:style-name="P79">Genera música original para videos, juegos, etc.</text:p>
          </text:list-item>
          <text:list-item>
            <text:p text:style-name="P79">Ideal para crear bandas sonoras personalizadas.</text:p>
          </text:list-item>
          <text:list-item>
            <text:p text:style-name="P80">Versión gratuita disponible.</text:p>
          </text:list-item>
        </text:list>
        <text:h text:style-name="P8" text:outline-level="3">2. [**Riffusion**](https:// riffusion.com/)</text:h>
        <text:list text:style-name="L27">
          <text:list-item>
            <text:p text:style-name="P81">Genera bucles de audio musicales a partir de prompts de texto.</text:p>
          </text:list-item>
          <text:list-item>
            <text:p text:style-name="P81">Basado en difusión estable aplicada al sonido.</text:p>
          </text:list-item>
          <text:list-item>
            <text:p text:style-name="P82">Gratis y online.</text:p>
          </text:list-item>
        </text:list>
        <text:p text:style-name="Horizontal_20_Line"/>
        <text:h text:style-name="P5" text:outline-level="2">🎥 <text:span text:style-name="Strong_20_Emphasis">Vídeo</text:span></text:h>
        <text:h text:style-name="P8" text:outline-level="3">1. <text:a xlink:type="simple" xlink:href="https://pika.art/" office:target-frame-name="_blank" xlink:show="new" text:style-name="Internet_20_link" text:visited-style-name="Visited_20_Internet_20_Link"><text:span text:style-name="Strong_20_Emphasis">Pika Labs (versión beta pública)</text:span></text:a></text:h>
        <text:list text:style-name="L28">
          <text:list-item>
            <text:p text:style-name="P83">Genera y edita videos usando comandos de texto.</text:p>
          </text:list-item>
          <text:list-item>
            <text:p text:style-name="P83">Acceso mediante lista de espera (en algunos momentos puede estar cerrado).</text:p>
          </text:list-item>
          <text:list-item>
            <text:p text:style-name="P84">Tiene créditos gratuitos inicialmente.</text:p>
          </text:list-item>
        </text:list>
        <text:p text:style-name="Horizontal_20_Line"/>
        <text:h text:style-name="P5" text:outline-level="2">🧠 <text:span text:style-name="Strong_20_Emphasis">Agentes / Asistentes Avanzados</text:span></text:h>
        <text:h text:style-name="P8" text:outline-level="3">1. <text:a xlink:type="simple" xlink:href="https://mettaverse.ai/" office:target-frame-name="_blank" xlink:show="new" text:style-name="Internet_20_link" text:visited-style-name="Visited_20_Internet_20_Link"><text:span text:style-name="Strong_20_Emphasis">Metta Space</text:span></text:a></text:h>
        <text:list text:style-name="L29">
          <text:list-item>
            <text:p text:style-name="P85">Plataforma de agentes conversacionales especializados (ej.: redactar emails, planear viajes, etc.)</text:p>
          </text:list-item>
          <text:list-item>
            <text:p text:style-name="P85">Incluye varios agentes inteligentes gratuitos.</text:p>
          </text:list-item>
          <text:list-item>
            <text:p text:style-name="P86">Acceso online y gratuito.</text:p>
          </text:list-item>
        </text:list>
        <text:p text:style-name="Horizontal_20_Line"/>
        <text:h text:style-name="P5" text:outline-level="2"><text:soft-page-break/>📝 <text:span text:style-name="Strong_20_Emphasis">Otras Herramientas Útiles Gratuitas</text:span></text:h>
        <text:h text:style-name="P8" text:outline-level="3">1. <text:a xlink:type="simple" xlink:href="https://elevenlabs.io/" office:target-frame-name="_blank" xlink:show="new" text:style-name="Internet_20_link" text:visited-style-name="Visited_20_Internet_20_Link"><text:span text:style-name="Strong_20_Emphasis">ElevenLabs (voz realista)</text:span></text:a></text:h>
        <text:list text:style-name="L30">
          <text:list-item>
            <text:p text:style-name="P87">Convierte texto a voz con alta calidad y emociones.</text:p>
          </text:list-item>
          <text:list-item>
            <text:p text:style-name="P88">Tiene una cuota gratuita mensual.</text:p>
          </text:list-item>
        </text:list>
        <text:h text:style-name="P8" text:outline-level="3">2. <text:a xlink:type="simple" xlink:href="https://copy.ai/" office:target-frame-name="_blank" xlink:show="new" text:style-name="Internet_20_link" text:visited-style-name="Visited_20_Internet_20_Link"><text:span text:style-name="Strong_20_Emphasis">Copy.ai (redacción creativa)</text:span></text:a></text:h>
        <text:list text:style-name="L31">
          <text:list-item>
            <text:p text:style-name="P89">Para generar contenido de marketing, titulares, descripciones, etc.</text:p>
          </text:list-item>
          <text:list-item>
            <text:p text:style-name="P90">Tiene plan gratuito con límites.</text:p>
          </text:list-item>
        </text:list>
        <text:p text:style-name="Horizontal_20_Line"/>
        <text:p text:style-name="P12">⚠️ <text:span text:style-name="Strong_20_Emphasis">Nota: </text:span>Los enlaces pueden cambiar o algunas funciones volverse de pago con el tiempo. Siempre revisa los términos de uso de cada plataforma. </text:p>
        <text:p text:style-name="P23">¿Quieres que te recomiende alguna específica según tu necesidad (educación, diseño, programación, etc.)?</text:p>
      </text:section>
      <text:p text:style-name="P14"/>
      <text:p text:style-name="P23"/>
      <text:h text:style-name="P4" text:outline-level="1">CHATGPT </text:h>
      <text:p text:style-name="P91"/>
      <text:p text:style-name="P91">¡Por supuesto! A continuación, te presento un listado actualizado de herramientas de inteligencia artificial generativa gratuitas disponibles en línea, organizadas por categorías como chat, imágenes, sonido, vídeo y agentes. Todas estas herramientas ofrecen acceso gratuito sin necesidad de instalación.</text:p>
      <text:p text:style-name="Horizontal_20_Line"/>
      <text:h text:style-name="Heading_20_2" text:outline-level="2">🤖 Chatbots de IA</text:h>
      <text:list text:style-name="L32">
        <text:list-item>
          <text:p text:style-name="P93"><text:span text:style-name="Strong_20_Emphasis">Gemini (antes Bard)</text:span><text:line-break/>El chatbot de Google, accesible con una cuenta de Google. Permite generar texto, imágenes y más.<text:line-break/>🔗 <text:a xlink:type="simple" xlink:href="https://gemini.google.com/" office:target-frame-name="_new" xlink:show="replace" text:style-name="Internet_20_link" text:visited-style-name="Visited_20_Internet_20_Link">https://gemini.google.com/</text:a></text:p>
        </text:list-item>
        <text:list-item>
          <text:p text:style-name="P93"><text:span text:style-name="Strong_20_Emphasis">HIX AI</text:span><text:line-break/>Plataforma que ofrece chat con modelos avanzados como DeepSeek-R1, OpenAI o1 y Claude 3.7 Sonnet.<text:line-break/>🔗 https://hix.ai/es</text:p>
        </text:list-item>
        <text:list-item>
          <text:p text:style-name="P93"><text:span text:style-name="Strong_20_Emphasis">Cabina AI</text:span><text:line-break/>Espacio de trabajo que integra múltiples modelos de IA en un solo chat, permitiendo comparar respuestas y crear agentes personalizados.<text:line-break/>🔗 <text:a xlink:type="simple" xlink:href="https://cabina.ai/" office:target-frame-name="_new" xlink:show="replace" text:style-name="Internet_20_link" text:visited-style-name="Visited_20_Internet_20_Link">https://cabina.ai/</text:a></text:p>
        </text:list-item>
        <text:list-item>
          <text:p text:style-name="P93"><text:span text:style-name="Strong_20_Emphasis">MiniToolAI</text:span><text:line-break/>Ofrece un chatbot basado en GPT-4 de forma gratuita, junto con otras herramientas de IA.<text:line-break/>🔗 <text:a xlink:type="simple" xlink:href="https://minitoolai.com/" office:target-frame-name="_new" xlink:show="replace" text:style-name="Internet_20_link" text:visited-style-name="Visited_20_Internet_20_Link">https://minitoolai.com/</text:a></text:p>
        </text:list-item>
      </text:list>
      <text:p text:style-name="Horizontal_20_Line"/>
      <text:h text:style-name="Heading_20_2" text:outline-level="2">🎨 Generadores de Imágenes</text:h>
      <text:list text:style-name="L33">
        <text:list-item>
          <text:p text:style-name="P94"><text:span text:style-name="Strong_20_Emphasis">HIX AI</text:span><text:line-break/>Permite generar imágenes de alta calidad en diversos estilos utilizando modelos avanzados.<text:line-break/>🔗 https://hix.ai/es</text:p>
        </text:list-item>
        <text:list-item>
          <text:p text:style-name="P94"><text:span text:style-name="Strong_20_Emphasis">VideoWeb AI</text:span><text:line-break/>Ofrece generación de imágenes con estilos como Arte Ghibli y figuras de acción.<text:line-break/>🔗 https://videoweb.ai/es/</text:p>
        </text:list-item>
        <text:list-item>
          <text:p text:style-name="P94"><text:span text:style-name="Strong_20_Emphasis">Kapwing AI</text:span><text:line-break/>Herramientas de edición que incluyen generación y mejora de imágenes desde el navegador.<text:line-break/>🔗 https://www.kapwing.com/es-mx/ai/overview</text:p>
        </text:list-item>
      </text:list>
      <text:p text:style-name="Horizontal_20_Line"><text:soft-page-break/></text:p>
      <text:h text:style-name="Heading_20_2" text:outline-level="2">🎵 Generadores de Sonido y Música</text:h>
      <text:list text:style-name="L34">
        <text:list-item>
          <text:p text:style-name="P95"><text:span text:style-name="Strong_20_Emphasis">HIX AI</text:span><text:line-break/>Incluye herramientas para generar música y sonidos utilizando inteligencia artificial.<text:line-break/>🔗 https://hix.ai/es</text:p>
        </text:list-item>
        <text:list-item>
          <text:p text:style-name="P95"><text:span text:style-name="Strong_20_Emphasis">Kapwing AI</text:span><text:line-break/>Permite agregar audio de calidad profesional a tus visuales y ofrece soluciones de un solo clic para obstáculos de grabación.<text:line-break/>🔗 https://www.kapwing.com/es-mx/ai/overview</text:p>
        </text:list-item>
      </text:list>
      <text:p text:style-name="Horizontal_20_Line"/>
      <text:h text:style-name="Heading_20_2" text:outline-level="2">🎬 Generadores de Vídeo</text:h>
      <text:list text:style-name="L35">
        <text:list-item>
          <text:p text:style-name="P96"><text:span text:style-name="Strong_20_Emphasis">GizAI</text:span><text:line-break/>Generador de vídeos de IA que ofrece funciones como cambio de rostro y texto a vídeo sin necesidad de registro.<text:line-break/>🔗 https://www.giz.ai/ai-video-generator/</text:p>
        </text:list-item>
        <text:list-item>
          <text:p text:style-name="P96"><text:span text:style-name="Strong_20_Emphasis">VideoWeb AI</text:span><text:line-break/>Crea vídeos con efectos como animación de fotos, besos y abrazos utilizando IA.<text:line-break/>🔗 https://videoweb.ai/es/</text:p>
        </text:list-item>
        <text:list-item>
          <text:p text:style-name="P96"><text:span text:style-name="Strong_20_Emphasis">Kapwing AI</text:span><text:line-break/>Herramientas de edición de vídeo que incluyen generación de vídeos y subtítulos al instante.<text:line-break/>🔗 https://www.kapwing.com/es-mx/ai/overview</text:p>
        </text:list-item>
        <text:list-item>
          <text:p text:style-name="P96"><text:span text:style-name="Strong_20_Emphasis">Synthesia</text:span><text:line-break/>Genera vídeos con avatares y locuciones en más de 140 idiomas. Ofrece un plan gratuito con 3 minutos de vídeo al mes.<text:line-break/>🔗 <text:a xlink:type="simple" xlink:href="https://www.synthesia.io/" office:target-frame-name="_new" xlink:show="replace" text:style-name="Internet_20_link" text:visited-style-name="Visited_20_Internet_20_Link">https://www.synthesia.io/</text:a></text:p>
        </text:list-item>
        <text:list-item>
          <text:p text:style-name="P96"><text:span text:style-name="Strong_20_Emphasis">Video Studio AI</text:span><text:line-break/>Plataforma que genera vídeos de IA a partir de texto o imágenes sin necesidad de registro.<text:line-break/>🔗 https://videostudioai.ai/es</text:p>
        </text:list-item>
      </text:list>
      <text:p text:style-name="Horizontal_20_Line"/>
      <text:h text:style-name="Heading_20_2" text:outline-level="2">🧠 Agentes y Herramientas Multimodales</text:h>
      <text:list text:style-name="L36">
        <text:list-item>
          <text:p text:style-name="P97"><text:span text:style-name="Strong_20_Emphasis">Cabina AI</text:span><text:line-break/>Permite crear agentes personalizados combinando instrucciones, conocimientos adicionales y diversas habilidades.<text:line-break/>🔗 <text:a xlink:type="simple" xlink:href="https://cabina.ai/" office:target-frame-name="_new" xlink:show="replace" text:style-name="Internet_20_link" text:visited-style-name="Visited_20_Internet_20_Link">https://cabina.ai/</text:a></text:p>
        </text:list-item>
        <text:list-item>
          <text:p text:style-name="P97"><text:soft-page-break/><text:span text:style-name="Strong_20_Emphasis">Galaxy AI</text:span><text:line-break/>Ofrece herramientas para chatear con múltiples modelos de IA, generar resúmenes de vídeos de YouTube y crear fotos realistas.<text:line-break/>🔗 https://galaxy.ai/tools</text:p>
        </text:list-item>
        <text:list-item>
          <text:p text:style-name="P97"><text:span text:style-name="Strong_20_Emphasis">MiniToolAI</text:span><text:line-break/>Incluye herramientas como traductor de IA, generador de artículos SEO, reescritor de artículos y resumidor de textos.<text:line-break/>🔗 <text:a xlink:type="simple" xlink:href="https://minitoolai.com/" office:target-frame-name="_new" xlink:show="replace" text:style-name="Internet_20_link" text:visited-style-name="Visited_20_Internet_20_Link">https://minitoolai.com/</text:a></text:p>
        </text:list-item>
      </text:list>
      <text:p text:style-name="Horizontal_20_Line"/>
      <text:p text:style-name="Text_20_body">Todas estas herramientas son accesibles en línea y ofrecen funcionalidades gratuitas. Algunas pueden requerir registro para acceder a ciertas características avanzadas. ¿Te gustaría que profundice en alguna de estas herramientas o necesitas ayuda para comenzar a usarlas? Estoy aquí para ayudarte.</text:p>
      <text:p text:style-name="P43">Fuentes</text:p>
      <text:p text:style-name="P91"/>
      <text:h text:style-name="P4" text:outline-level="1">MINIMAX</text:h>
      <text:p text:style-name="P91"/>
      <text:p text:style-name="P17"/>
      <text:section text:style-name="Sect2" text:name="main-container">
        <text:section text:style-name="Sect2" text:name="screenshot-container">
          <text:p text:style-name="P14"/>
          <text:section text:style-name="Sect2" text:name="content-384935444064092163">
            <text:p text:style-name="P98"><text:span text:style-name="T8">Claro! Aquí tienes un listado de herramientas de IA generativas gratuitas que puedes utilizar en línea, organizadas por categorías:</text:span></text:p>
            <text:h text:style-name="P11" text:outline-level="3">Chat y Asistencia Virtual</text:h>
            <text:list text:style-name="L37">
              <text:list-header>
                <text:p text:style-name="P101">1.</text:p>
                <text:p text:style-name="P99"><text:span text:style-name="Strong_20_Emphasis"><text:span text:style-name="T8">ChatGPT (OpenAI)</text:span></text:span></text:p>
                <text:list>
                  <text:list-item>
                    <text:p text:style-name="P99"><text:span text:style-name="Strong_20_Emphasis"><text:span text:style-name="T8">Descripción</text:span></text:span><text:span text:style-name="T8">: Un modelo de lenguaje avanzado que puede interactuar en conversaciones, responder preguntas y ayudar con tareas de redacción.</text:span></text:p>
                  </text:list-item>
                  <text:list-item>
                    <text:p text:style-name="P99"><text:span text:style-name="Strong_20_Emphasis"><text:span text:style-name="T8">Acceso</text:span></text:span><text:span text:style-name="T8">: </text:span><text:a xlink:type="simple" xlink:href="https://chat.openai.com/" text:style-name="Internet_20_link" text:visited-style-name="Visited_20_Internet_20_Link"><text:span text:style-name="T8">ChatGPT</text:span></text:a></text:p>
                  </text:list-item>
                </text:list>
                <text:p text:style-name="P101">2.</text:p>
                <text:p text:style-name="P99"><text:span text:style-name="Strong_20_Emphasis"><text:span text:style-name="T8">Google Bard</text:span></text:span></text:p>
                <text:list text:continue-numbering="true">
                  <text:list-item>
                    <text:p text:style-name="P99"><text:span text:style-name="Strong_20_Emphasis"><text:span text:style-name="T8">Descripción</text:span></text:span><text:span text:style-name="T8">: Un asistente de IA desarrollado por Google que puede mantener conversaciones y ayudar con tareas de escritura.</text:span></text:p>
                  </text:list-item>
                  <text:list-item>
                    <text:p text:style-name="P100"><text:span text:style-name="Strong_20_Emphasis"><text:span text:style-name="T8">Acceso</text:span></text:span><text:span text:style-name="T8">: </text:span><text:a xlink:type="simple" xlink:href="https://bard.google.com/" text:style-name="Internet_20_link" text:visited-style-name="Visited_20_Internet_20_Link"><text:span text:style-name="T8">Google Bard</text:span></text:a></text:p>
                  </text:list-item>
                </text:list>
              </text:list-header>
            </text:list>
            <text:h text:style-name="P11" text:outline-level="3">Generación de Imágenes</text:h>
            <text:list text:style-name="L38">
              <text:list-header>
                <text:p text:style-name="P102">1.</text:p>
                <text:p text:style-name="P107"><text:span text:style-name="Strong_20_Emphasis"><text:span text:style-name="T8">DALL·E (OpenAI)</text:span></text:span></text:p>
                <text:list>
                  <text:list-item>
                    <text:p text:style-name="P107"><text:span text:style-name="Strong_20_Emphasis"><text:span text:style-name="T8">Descripción</text:span></text:span><text:span text:style-name="T8">: Genera imágenes a partir de descripciones textuales.</text:span></text:p>
                  </text:list-item>
                  <text:list-item>
                    <text:p text:style-name="P107"><text:span text:style-name="Strong_20_Emphasis"><text:span text:style-name="T8">Acceso</text:span></text:span><text:span text:style-name="T8">: </text:span><text:a xlink:type="simple" xlink:href="https://openai.com/dall-e-2/" text:style-name="Internet_20_link" text:visited-style-name="Visited_20_Internet_20_Link"><text:span text:style-name="T8">DALL·E</text:span></text:a></text:p>
                  </text:list-item>
                </text:list>
                <text:p text:style-name="P102">2.</text:p>
                <text:p text:style-name="P107"><text:span text:style-name="Strong_20_Emphasis"><text:span text:style-name="T8">Craiyon (anteriormente DALL·E mini)</text:span></text:span></text:p>
                <text:list text:continue-numbering="true">
                  <text:list-item>
                    <text:p text:style-name="P107"><text:span text:style-name="Strong_20_Emphasis"><text:span text:style-name="T8">Descripción</text:span></text:span><text:span text:style-name="T8">: Una herramienta gratuita que genera imágenes a partir de descripciones textuales.</text:span></text:p>
                  </text:list-item>
                  <text:list-item>
                    <text:p text:style-name="P107"><text:span text:style-name="Strong_20_Emphasis"><text:span text:style-name="T8">Acceso</text:span></text:span><text:span text:style-name="T8">: </text:span><text:a xlink:type="simple" xlink:href="https://www.craiyon.com/" text:style-name="Internet_20_link" text:visited-style-name="Visited_20_Internet_20_Link"><text:span text:style-name="T8">Craiyon</text:span></text:a></text:p>
                  </text:list-item>
                </text:list>
                <text:p text:style-name="P102">3.</text:p>
                <text:p text:style-name="P107"><text:span text:style-name="Strong_20_Emphasis"><text:span text:style-name="T8">DeepArt</text:span></text:span></text:p>
                <text:list text:continue-numbering="true">
                  <text:list-item>
                    <text:p text:style-name="P107"><text:span text:style-name="Strong_20_Emphasis"><text:span text:style-name="T8">Descripción</text:span></text:span><text:span text:style-name="T8">: Transforma tus fotos en obras de arte utilizando algoritmos de IA.</text:span></text:p>
                  </text:list-item>
                  <text:list-item>
                    <text:p text:style-name="P108"><text:span text:style-name="Strong_20_Emphasis"><text:span text:style-name="T8">Acceso</text:span></text:span><text:span text:style-name="T8">: </text:span><text:a xlink:type="simple" xlink:href="https://deepart.io/" text:style-name="Internet_20_link" text:visited-style-name="Visited_20_Internet_20_Link"><text:span text:style-name="T8">DeepArt</text:span></text:a></text:p>
                  </text:list-item>
                </text:list>
              </text:list-header>
            </text:list>
            <text:h text:style-name="P11" text:outline-level="3">Generación de Sonido</text:h>
            <text:list text:style-name="L39">
              <text:list-header>
                <text:p text:style-name="P103">1.</text:p>
                <text:p text:style-name="P109"><text:span text:style-name="Strong_20_Emphasis"><text:span text:style-name="T8">AIVA</text:span></text:span></text:p>
                <text:list>
                  <text:list-item>
                    <text:p text:style-name="P109"><text:span text:style-name="Strong_20_Emphasis"><text:span text:style-name="T8">Descripción</text:span></text:span><text:span text:style-name="T8">: Crea música original utilizando inteligencia artificial.</text:span></text:p>
                  </text:list-item>
                  <text:list-item>
                    <text:p text:style-name="P109"><text:span text:style-name="Strong_20_Emphasis"><text:span text:style-name="T8">Acceso</text:span></text:span><text:span text:style-name="T8">: </text:span><text:a xlink:type="simple" xlink:href="https://www.aiva.ai/" text:style-name="Internet_20_link" text:visited-style-name="Visited_20_Internet_20_Link"><text:span text:style-name="T8">AIVA</text:span></text:a></text:p>
                  </text:list-item>
                </text:list>
                <text:p text:style-name="P103"><text:soft-page-break/>2.</text:p>
                <text:p text:style-name="P109"><text:span text:style-name="Strong_20_Emphasis"><text:span text:style-name="T8">Jukedeck (ahora parte de TikTok)</text:span></text:span></text:p>
                <text:list text:continue-numbering="true">
                  <text:list-item>
                    <text:p text:style-name="P109"><text:span text:style-name="Strong_20_Emphasis"><text:span text:style-name="T8">Descripción</text:span></text:span><text:span text:style-name="T8">: Aunque ya no está disponible como servicio independiente, puedes encontrar herramientas similares que utilizan IA para generar música.</text:span></text:p>
                  </text:list-item>
                  <text:list-item>
                    <text:p text:style-name="P110"><text:span text:style-name="Strong_20_Emphasis"><text:span text:style-name="T8">Acceso</text:span></text:span><text:span text:style-name="T8">: </text:span><text:a xlink:type="simple" xlink:href="https://www.jukedeck.com/" text:style-name="Internet_20_link" text:visited-style-name="Visited_20_Internet_20_Link"><text:span text:style-name="T8">Alternativas a Jukedeck</text:span></text:a></text:p>
                  </text:list-item>
                </text:list>
              </text:list-header>
            </text:list>
            <text:h text:style-name="P11" text:outline-level="3">Generación de Vídeo</text:h>
            <text:list text:style-name="L40">
              <text:list-header>
                <text:p text:style-name="P104">1.</text:p>
                <text:p text:style-name="P111"><text:span text:style-name="Strong_20_Emphasis"><text:span text:style-name="T8">Lumen5</text:span></text:span></text:p>
                <text:list>
                  <text:list-item>
                    <text:p text:style-name="P111"><text:span text:style-name="Strong_20_Emphasis"><text:span text:style-name="T8">Descripción</text:span></text:span><text:span text:style-name="T8">: Convierte artículos de blog y texto en vídeos utilizando IA.</text:span></text:p>
                  </text:list-item>
                  <text:list-item>
                    <text:p text:style-name="P111"><text:span text:style-name="Strong_20_Emphasis"><text:span text:style-name="T8">Acceso</text:span></text:span><text:span text:style-name="T8">: </text:span><text:a xlink:type="simple" xlink:href="https://www.lumen5.com/" text:style-name="Internet_20_link" text:visited-style-name="Visited_20_Internet_20_Link"><text:span text:style-name="T8">Lumen5</text:span></text:a></text:p>
                  </text:list-item>
                </text:list>
                <text:p text:style-name="P104">2.</text:p>
                <text:p text:style-name="P111"><text:span text:style-name="Strong_20_Emphasis"><text:span text:style-name="T8">Pictory</text:span></text:span></text:p>
                <text:list text:continue-numbering="true">
                  <text:list-item>
                    <text:p text:style-name="P111"><text:span text:style-name="Strong_20_Emphasis"><text:span text:style-name="T8">Descripción</text:span></text:span><text:span text:style-name="T8">: Crea vídeos a partir de texto utilizando inteligencia artificial.</text:span></text:p>
                  </text:list-item>
                  <text:list-item>
                    <text:p text:style-name="P111"><text:span text:style-name="Strong_20_Emphasis"><text:span text:style-name="T8">Acceso</text:span></text:span><text:span text:style-name="T8">: </text:span><text:a xlink:type="simple" xlink:href="https://pictory.ai/" text:style-name="Internet_20_link" text:visited-style-name="Visited_20_Internet_20_Link"><text:span text:style-name="T8">Pictory</text:span></text:a></text:p>
                  </text:list-item>
                </text:list>
                <text:p text:style-name="P104">3.</text:p>
                <text:p text:style-name="P111"><text:span text:style-name="Strong_20_Emphasis"><text:span text:style-name="T8">Synthesia</text:span></text:span></text:p>
                <text:list text:continue-numbering="true">
                  <text:list-item>
                    <text:p text:style-name="P111"><text:span text:style-name="Strong_20_Emphasis"><text:span text:style-name="T8">Descripción</text:span></text:span><text:span text:style-name="T8">: Genera vídeos con avatares de IA que hablan a partir de texto.</text:span></text:p>
                  </text:list-item>
                  <text:list-item>
                    <text:p text:style-name="P112"><text:span text:style-name="Strong_20_Emphasis"><text:span text:style-name="T8">Acceso</text:span></text:span><text:span text:style-name="T8">: </text:span><text:a xlink:type="simple" xlink:href="https://www.synthesia.io/" text:style-name="Internet_20_link" text:visited-style-name="Visited_20_Internet_20_Link"><text:span text:style-name="T8">Synthesia</text:span></text:a></text:p>
                  </text:list-item>
                </text:list>
              </text:list-header>
            </text:list>
            <text:h text:style-name="P11" text:outline-level="3">Agentes de IA y Automatización</text:h>
            <text:list text:style-name="L41">
              <text:list-header>
                <text:p text:style-name="P105">1.</text:p>
                <text:p text:style-name="P113"><text:span text:style-name="Strong_20_Emphasis"><text:span text:style-name="T8">Zapier</text:span></text:span></text:p>
                <text:list>
                  <text:list-item>
                    <text:p text:style-name="P113"><text:span text:style-name="Strong_20_Emphasis"><text:span text:style-name="T8">Descripción</text:span></text:span><text:span text:style-name="T8">: Automatiza tareas y flujos de trabajo utilizando integraciones con aplicaciones de IA.</text:span></text:p>
                  </text:list-item>
                  <text:list-item>
                    <text:p text:style-name="P113"><text:span text:style-name="Strong_20_Emphasis"><text:span text:style-name="T8">Acceso</text:span></text:span><text:span text:style-name="T8">: </text:span><text:a xlink:type="simple" xlink:href="https://zapier.com/" text:style-name="Internet_20_link" text:visited-style-name="Visited_20_Internet_20_Link"><text:span text:style-name="T8">Zapier</text:span></text:a></text:p>
                  </text:list-item>
                </text:list>
                <text:p text:style-name="P105">2.</text:p>
                <text:p text:style-name="P113"><text:span text:style-name="Strong_20_Emphasis"><text:span text:style-name="T8">Microsoft Power Automate</text:span></text:span></text:p>
                <text:list text:continue-numbering="true">
                  <text:list-item>
                    <text:p text:style-name="P113"><text:span text:style-name="Strong_20_Emphasis"><text:span text:style-name="T8">Descripción</text:span></text:span><text:span text:style-name="T8">: Crea flujos de trabajo automatizados con inteligencia artificial.</text:span></text:p>
                  </text:list-item>
                  <text:list-item>
                    <text:p text:style-name="P114"><text:span text:style-name="Strong_20_Emphasis"><text:span text:style-name="T8">Acceso</text:span></text:span><text:span text:style-name="T8">: </text:span><text:a xlink:type="simple" xlink:href="https://flow.microsoft.com/" text:style-name="Internet_20_link" text:visited-style-name="Visited_20_Internet_20_Link"><text:span text:style-name="T8">Microsoft Power Automate</text:span></text:a></text:p>
                  </text:list-item>
                </text:list>
              </text:list-header>
            </text:list>
            <text:h text:style-name="P11" text:outline-level="3">Otros</text:h>
            <text:list text:style-name="L42">
              <text:list-header>
                <text:p text:style-name="P106">1.</text:p>
                <text:p text:style-name="P115"><text:span text:style-name="Strong_20_Emphasis"><text:span text:style-name="T8">RunwayML</text:span></text:span></text:p>
                <text:list>
                  <text:list-item>
                    <text:p text:style-name="P115"><text:span text:style-name="Strong_20_Emphasis"><text:span text:style-name="T8">Descripción</text:span></text:span><text:span text:style-name="T8">: Ofrece una variedad de herramientas de IA para generación de imágenes, edición de vídeo, y más.</text:span></text:p>
                  </text:list-item>
                  <text:list-item>
                    <text:p text:style-name="P115"><text:span text:style-name="Strong_20_Emphasis"><text:span text:style-name="T8">Acceso</text:span></text:span><text:span text:style-name="T8">: </text:span><text:a xlink:type="simple" xlink:href="https://runwayml.com/" text:style-name="Internet_20_link" text:visited-style-name="Visited_20_Internet_20_Link"><text:span text:style-name="T8">RunwayML</text:span></text:a></text:p>
                  </text:list-item>
                </text:list>
                <text:p text:style-name="P106">2.</text:p>
                <text:p text:style-name="P115"><text:span text:style-name="Strong_20_Emphasis"><text:span text:style-name="T8">Replika</text:span></text:span></text:p>
                <text:list text:continue-numbering="true">
                  <text:list-item>
                    <text:p text:style-name="P115"><text:span text:style-name="Strong_20_Emphasis"><text:span text:style-name="T8">Descripción</text:span></text:span><text:span text:style-name="T8">: Un chatbot de IA que simula una conversación humana.</text:span></text:p>
                  </text:list-item>
                  <text:list-item>
                    <text:p text:style-name="P116"><text:span text:style-name="Strong_20_Emphasis"><text:span text:style-name="T8">Acceso</text:span></text:span><text:span text:style-name="T8">: </text:span><text:a xlink:type="simple" xlink:href="https://replika.ai/" text:style-name="Internet_20_link" text:visited-style-name="Visited_20_Internet_20_Link"><text:span text:style-name="T8">Replika</text:span></text:a></text:p>
                  </text:list-item>
                </text:list>
              </text:list-header>
            </text:list>
            <text:p text:style-name="P98"><text:soft-page-break/><text:span text:style-name="T8">Estas herramientas son excelentes para experimentar con diferentes aspectos de la inteligencia artificial y pueden ser útiles para una variedad de proyectos y aplicaciones.</text:span><text:span text:style-name="T9"/></text:p>
          </text:section>
        </text:section>
      </text:section>
      <text:section text:style-name="Sect2" text:name="input-wrapper">
        <text:p text:style-name="P14"/>
        <text:section text:style-name="Sect2" text:name="chat-input-box">
          <text:p text:style-name="P14"/>
        </text:section>
        <text:p text:style-name="P16">Search</text:p>
        <text:section text:style-name="Sect2" text:name="input-send-icon">
          <text:p text:style-name="P14"/>
        </text:section>
      </text:section>
      <text:p text:style-name="Standard"><text:line-break/></text:p>
      <text:h text:style-name="P4" text:outline-level="1">MISTRAL</text:h>
      <text:p text:style-name="P18"/>
      <text:p text:style-name="P92">Aquí tienes un listado de herramientas de IA generativas gratuitas online, organizadas por categorías:</text:p>
      <text:h text:style-name="P10" text:outline-level="3">Chat</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2">Nombre</text:p>
            </table:table-cell>
            <table:table-cell table:style-name="Tabla1.A1" office:value-type="string">
              <text:p text:style-name="P22">Descripción</text:p>
            </table:table-cell>
            <table:table-cell table:style-name="Tabla1.A1" office:value-type="string">
              <text:p text:style-name="P22">Enlace</text:p>
            </table:table-cell>
          </table:table-row>
        </table:table-header-rows>
        <table:table-row>
          <table:table-cell table:style-name="Tabla1.A1" office:value-type="string">
            <text:p text:style-name="P19">AgentGPT</text:p>
          </table:table-cell>
          <table:table-cell table:style-name="Tabla1.A1" office:value-type="string">
            <text:p text:style-name="P19">Herramienta que permite crear e instalar agentes autónomos de IA para tu navegador.</text:p>
          </table:table-cell>
          <table:table-cell table:style-name="Tabla1.A1" office:value-type="string">
            <text:p text:style-name="P19"><text:a xlink:type="simple" xlink:href="https://agentgpt.reworkd.ai/" text:style-name="Internet_20_link" text:visited-style-name="Visited_20_Internet_20_Link"><text:span text:style-name="T10">agentgpt.reworkd.ai</text:span></text:a></text:p>
          </table:table-cell>
        </table:table-row>
        <table:table-row>
          <table:table-cell table:style-name="Tabla1.A1" office:value-type="string">
            <text:p text:style-name="P19">You</text:p>
          </table:table-cell>
          <table:table-cell table:style-name="Tabla1.A1" office:value-type="string">
            <text:p text:style-name="P19">Buscador potenciado por IA, una especie de fusión entre Google y ChatGPT, que también tiene su propio ChatGPT conversacional.</text:p>
          </table:table-cell>
          <table:table-cell table:style-name="Tabla1.A1" office:value-type="string">
            <text:p text:style-name="P19"><text:a xlink:type="simple" xlink:href="https://you.com/" text:style-name="Internet_20_link" text:visited-style-name="Visited_20_Internet_20_Link"><text:span text:style-name="T10">you.com</text:span></text:a></text:p>
          </table:table-cell>
        </table:table-row>
        <table:table-row>
          <table:table-cell table:style-name="Tabla1.A1" office:value-type="string">
            <text:p text:style-name="P19">Lyro AI Chatbot</text:p>
          </table:table-cell>
          <table:table-cell table:style-name="Tabla1.A1" office:value-type="string">
            <text:p text:style-name="P19">Chatbot diseñado para manejar hasta el 70% de las consultas de los clientes.</text:p>
          </table:table-cell>
          <table:table-cell table:style-name="Tabla1.A1" office:value-type="string">
            <text:p text:style-name="P19"><text:a xlink:type="simple" xlink:href="https://www.tidio.com/" text:style-name="Internet_20_link" text:visited-style-name="Visited_20_Internet_20_Link"><text:span text:style-name="T10">Tidio</text:span></text:a></text:p>
          </table:table-cell>
        </table:table-row>
      </table:table>
      <text:h text:style-name="P10" text:outline-level="3">Imágenes</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22">Nombre</text:p>
            </table:table-cell>
            <table:table-cell table:style-name="Tabla2.A1" office:value-type="string">
              <text:p text:style-name="P22">Descripción</text:p>
            </table:table-cell>
            <table:table-cell table:style-name="Tabla2.A1" office:value-type="string">
              <text:p text:style-name="P22">Enlace</text:p>
            </table:table-cell>
          </table:table-row>
        </table:table-header-rows>
        <table:table-row>
          <table:table-cell table:style-name="Tabla2.A1" office:value-type="string">
            <text:p text:style-name="P19">Playground</text:p>
          </table:table-cell>
          <table:table-cell table:style-name="Tabla2.A1" office:value-type="string">
            <text:p text:style-name="P19">Buscador de prompts para generar imágenes en herramientas de creación de arte.</text:p>
          </table:table-cell>
          <table:table-cell table:style-name="Tabla2.A1" office:value-type="string">
            <text:p text:style-name="P19"><text:a xlink:type="simple" xlink:href="https://playground.com/" text:style-name="Internet_20_link" text:visited-style-name="Visited_20_Internet_20_Link"><text:span text:style-name="T10">Playground</text:span></text:a></text:p>
          </table:table-cell>
        </table:table-row>
        <table:table-row>
          <table:table-cell table:style-name="Tabla2.A1" office:value-type="string">
            <text:p text:style-name="P19">Generated Photos</text:p>
          </table:table-cell>
          <table:table-cell table:style-name="Tabla2.A1" office:value-type="string">
            <text:p text:style-name="P19">Herramienta que crea rostros desde cero y permite jugar con variaciones de un mismo rostro.</text:p>
          </table:table-cell>
          <table:table-cell table:style-name="Tabla2.A1" office:value-type="string">
            <text:p text:style-name="P19"><text:a xlink:type="simple" xlink:href="https://generated.photos/" text:style-name="Internet_20_link" text:visited-style-name="Visited_20_Internet_20_Link"><text:span text:style-name="T10">Generated Photos</text:span></text:a></text:p>
          </table:table-cell>
        </table:table-row>
        <table:table-row>
          <table:table-cell table:style-name="Tabla2.A1" office:value-type="string">
            <text:p text:style-name="P19">Canva</text:p>
          </table:table-cell>
          <table:table-cell table:style-name="Tabla2.A1" office:value-type="string">
            <text:p text:style-name="P19">Genera imágenes con IA a partir de texto.</text:p>
          </table:table-cell>
          <table:table-cell table:style-name="Tabla2.A1" office:value-type="string">
            <text:p text:style-name="P19"><text:a xlink:type="simple" xlink:href="https://www.canva.com/ai-image-generator/" text:style-name="Internet_20_link" text:visited-style-name="Visited_20_Internet_20_Link"><text:span text:style-name="T10">Canva</text:span></text:a></text:p>
          </table:table-cell>
        </table:table-row>
        <table:table-row>
          <table:table-cell table:style-name="Tabla2.A1" office:value-type="string">
            <text:p text:style-name="P19">Craiyon</text:p>
          </table:table-cell>
          <table:table-cell table:style-name="Tabla2.A1" office:value-type="string">
            <text:p text:style-name="P19">Herramienta de IA para crear imágenes y obras de arte.</text:p>
          </table:table-cell>
          <table:table-cell table:style-name="Tabla2.A1" office:value-type="string">
            <text:p text:style-name="P19"><text:a xlink:type="simple" xlink:href="https://www.craiyon.com/" text:style-name="Internet_20_link" text:visited-style-name="Visited_20_Internet_20_Link"><text:span text:style-name="T10">Craiyon</text:span></text:a></text:p>
          </table:table-cell>
        </table:table-row>
      </table:table>
      <text:h text:style-name="P10" text:outline-level="3">Sonido</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2">Nombre</text:p>
            </table:table-cell>
            <table:table-cell table:style-name="Tabla3.A1" office:value-type="string">
              <text:p text:style-name="P22">Descripción</text:p>
            </table:table-cell>
            <table:table-cell table:style-name="Tabla3.A1" office:value-type="string">
              <text:p text:style-name="P22">Enlace</text:p>
            </table:table-cell>
          </table:table-row>
        </table:table-header-rows>
        <table:table-row>
          <table:table-cell table:style-name="Tabla3.A1" office:value-type="string">
            <text:p text:style-name="P19">Riffusion</text:p>
          </table:table-cell>
          <table:table-cell table:style-name="Tabla3.A1" office:value-type="string">
            <text:p text:style-name="P19">Genera piezas musicales a partir de descripciones de estilos o instrumentos.</text:p>
          </table:table-cell>
          <table:table-cell table:style-name="Tabla3.A1" office:value-type="string">
            <text:p text:style-name="P19"><text:a xlink:type="simple" xlink:href="https://riffusion.com/" text:style-name="Internet_20_link" text:visited-style-name="Visited_20_Internet_20_Link"><text:span text:style-name="T10">riffusion.com</text:span></text:a></text:p>
          </table:table-cell>
        </table:table-row>
        <table:table-row>
          <table:table-cell table:style-name="Tabla3.A1" office:value-type="string">
            <text:p text:style-name="P19">Loudly</text:p>
          </table:table-cell>
          <table:table-cell table:style-name="Tabla3.A1" office:value-type="string">
            <text:p text:style-name="P19">Generador de música IA que permite a los usuarios generar y personalizar música en segundos.</text:p>
          </table:table-cell>
          <table:table-cell table:style-name="Tabla3.A1" office:value-type="string">
            <text:p text:style-name="P19"><text:a xlink:type="simple" xlink:href="https://www.loudly.com/" text:style-name="Internet_20_link" text:visited-style-name="Visited_20_Internet_20_Link"><text:span text:style-name="T10">Loudly</text:span></text:a></text:p>
          </table:table-cell>
        </table:table-row>
      </table:table>
      <text:h text:style-name="P10" text:outline-level="3">Vídeo</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2">Nombre</text:p>
            </table:table-cell>
            <table:table-cell table:style-name="Tabla4.A1" office:value-type="string">
              <text:p text:style-name="P22">Descripción</text:p>
            </table:table-cell>
            <table:table-cell table:style-name="Tabla4.A1" office:value-type="string">
              <text:p text:style-name="P22">Enlace</text:p>
            </table:table-cell>
          </table:table-row>
        </table:table-header-rows>
        <table:table-row>
          <table:table-cell table:style-name="Tabla4.A1" office:value-type="string">
            <text:p text:style-name="P19">Runway ML</text:p>
          </table:table-cell>
          <table:table-cell table:style-name="Tabla4.A1" office:value-type="string">
            <text:p text:style-name="P19">Permite eliminar objetos, mejorar color y crear animaciones en videos sin conocimientos técnicos.</text:p>
          </table:table-cell>
          <table:table-cell table:style-name="Tabla4.A1" office:value-type="string">
            <text:p text:style-name="P19"><text:a xlink:type="simple" xlink:href="https://runwayml.com/" text:style-name="Internet_20_link" text:visited-style-name="Visited_20_Internet_20_Link"><text:span text:style-name="T10">Runway ML</text:span></text:a></text:p>
          </table:table-cell>
        </table:table-row>
        <table:table-row>
          <table:table-cell table:style-name="Tabla4.A1" office:value-type="string">
            <text:p text:style-name="P19">Vidnoz AI</text:p>
          </table:table-cell>
          <table:table-cell table:style-name="Tabla4.A1" office:value-type="string">
            <text:p text:style-name="P19">Admite una variedad de funciones inteligentes para crear y editar videos.</text:p>
          </table:table-cell>
          <table:table-cell table:style-name="Tabla4.A1" office:value-type="string">
            <text:p text:style-name="P19"><text:a xlink:type="simple" xlink:href="https://es.vidnoz.com/" text:style-name="Internet_20_link" text:visited-style-name="Visited_20_Internet_20_Link"><text:span text:style-name="T10">Vidnoz AI</text:span></text:a></text:p>
          </table:table-cell>
        </table:table-row>
        <table:table-row>
          <table:table-cell table:style-name="Tabla4.A1" office:value-type="string">
            <text:p text:style-name="P19">Lumen5</text:p>
          </table:table-cell>
          <table:table-cell table:style-name="Tabla4.A1" office:value-type="string">
            <text:p text:style-name="P19">Genera videos a partir de artículos, blogs o scripts de manera automatizada.</text:p>
          </table:table-cell>
          <table:table-cell table:style-name="Tabla4.A1" office:value-type="string">
            <text:p text:style-name="P19"><text:a xlink:type="simple" xlink:href="https://lumen5.com/" text:style-name="Internet_20_link" text:visited-style-name="Visited_20_Internet_20_Link"><text:span text:style-name="T10">Lumen5</text:span></text:a></text:p>
          </table:table-cell>
        </table:table-row>
        <table:table-row>
          <table:table-cell table:style-name="Tabla4.A1" office:value-type="string">
            <text:p text:style-name="P19">Sora</text:p>
          </table:table-cell>
          <table:table-cell table:style-name="Tabla4.A1" office:value-type="string">
            <text:p text:style-name="P19">Reduce el tiempo y los recursos necesarios para producir contenido <text:soft-page-break/>visual.</text:p>
          </table:table-cell>
          <table:table-cell table:style-name="Tabla4.A1" office:value-type="string">
            <text:p text:style-name="P19"><text:a xlink:type="simple" xlink:href="https://sora.com/" text:style-name="Internet_20_link" text:visited-style-name="Visited_20_Internet_20_Link"><text:span text:style-name="T10">Sora</text:span></text:a></text:p>
          </table:table-cell>
        </table:table-row>
      </table:table>
      <text:h text:style-name="P10" text:outline-level="3">Agente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2">Nombre</text:p>
            </table:table-cell>
            <table:table-cell table:style-name="Tabla5.A1" office:value-type="string">
              <text:p text:style-name="P22">Descripción</text:p>
            </table:table-cell>
            <table:table-cell table:style-name="Tabla5.A1" office:value-type="string">
              <text:p text:style-name="P22">Enlace</text:p>
            </table:table-cell>
          </table:table-row>
        </table:table-header-rows>
        <table:table-row>
          <table:table-cell table:style-name="Tabla5.A1" office:value-type="string">
            <text:p text:style-name="P19">Operators</text:p>
          </table:table-cell>
          <table:table-cell table:style-name="Tabla5.A1" office:value-type="string">
            <text:p text:style-name="P19">Agentes de IA que pueden reservar hoteles, pedir comida y comprar en línea.</text:p>
          </table:table-cell>
          <table:table-cell table:style-name="Tabla5.A1" office:value-type="string">
            <text:p text:style-name="P19"><text:a xlink:type="simple" xlink:href="https://www.chatgpt.com/" text:style-name="Internet_20_link" text:visited-style-name="Visited_20_Internet_20_Link"><text:span text:style-name="T10">ChatGPT</text:span></text:a></text:p>
          </table:table-cell>
        </table:table-row>
      </table:table>
      <text:p text:style-name="P27">Estas herramientas son gratuitas y están disponibles online para ayudarte en diversas tareas creativas y productivas.</text:p>
      <text:p text:style-name="P18"/>
      <text:h text:style-name="P4" text:outline-level="1">PERPLEXITY</text:h>
      <text:p text:style-name="P18"/>
      <text:h text:style-name="P7" text:outline-level="2"><text:bookmark text:name="herramientas-de-ia-generativa-gratuitas-online"/>Herramientas de IA Generativa Gratuitas Online</text:h>
      <text:p text:style-name="P28">A continuación, te presento un listado de herramientas de IA generativa gratuitas, organizadas por categorías (chat, imágenes, sonido, vídeo, agentes, etc.), junto con una breve descripción y su enlace de acceso.</text:p>
      <text:p text:style-name="Horizontal_20_Line"/>
      <text:p text:style-name="P28"><text:span text:style-name="Strong_20_Emphasis"><text:span text:style-name="T11">Chat y Asistentes Conversacionales</text:span></text:span></text:p>
      <text:list text:style-name="L43">
        <text:list-item>
          <text:p text:style-name="P117"><text:span text:style-name="Strong_20_Emphasis"><text:span text:style-name="T11">ChatGPT</text:span></text:span><text:line-break/>Chatbot conversacional de OpenAI, muy versátil para generación de ideas, redacción, codificación y más.<text:line-break/>[chat.openai.com]<text:a xlink:type="simple" xlink:href="https://landingi.com/es/ai/mejores-herramientas-gratuitas/" office:target-frame-name="_blank" xlink:show="new" text:style-name="Internet_20_link" text:visited-style-name="Visited_20_Internet_20_Link"><text:span text:style-name="T9">6</text:span></text:a><text:a xlink:type="simple" xlink:href="https://www.domesticatueconomia.es/herramientas-de-ia-generativa-para-microempresas-y-autonomos/" office:target-frame-name="_blank" xlink:show="new" text:style-name="Internet_20_link" text:visited-style-name="Visited_20_Internet_20_Link"><text:span text:style-name="T9">4</text:span></text:a></text:p>
        </text:list-item>
        <text:list-item>
          <text:p text:style-name="P117"><text:span text:style-name="Strong_20_Emphasis"><text:span text:style-name="T11">Bing Copilot</text:span></text:span><text:line-break/>Chat conversacional de Microsoft, basado en GPT-4, con integración de búsqueda y generación de imágenes.<text:line-break/>[copilot.microsoft.com]<text:a xlink:type="simple" xlink:href="https://www.domesticatueconomia.es/herramientas-de-ia-generativa-para-microempresas-y-autonomos/" office:target-frame-name="_blank" xlink:show="new" text:style-name="Internet_20_link" text:visited-style-name="Visited_20_Internet_20_Link"><text:span text:style-name="T9">4</text:span></text:a><text:a xlink:type="simple" xlink:href="https://www.marketingintech.com/mejores-herramientas-ia-2025" office:target-frame-name="_blank" xlink:show="new" text:style-name="Internet_20_link" text:visited-style-name="Visited_20_Internet_20_Link"><text:span text:style-name="T9">5</text:span></text:a></text:p>
        </text:list-item>
        <text:list-item>
          <text:p text:style-name="P117"><text:span text:style-name="Strong_20_Emphasis"><text:span text:style-name="T11">Google Bard (Gemini)</text:span></text:span><text:line-break/>Chatbot de Google con capacidades creativas y de búsqueda avanzada.<text:line-break/>[bard.google.com]<text:a xlink:type="simple" xlink:href="https://www.domesticatueconomia.es/herramientas-de-ia-generativa-para-microempresas-y-autonomos/" office:target-frame-name="_blank" xlink:show="new" text:style-name="Internet_20_link" text:visited-style-name="Visited_20_Internet_20_Link"><text:span text:style-name="T9">4</text:span></text:a></text:p>
        </text:list-item>
        <text:list-item>
          <text:p text:style-name="P117"><text:span text:style-name="Strong_20_Emphasis"><text:span text:style-name="T11">Perplexity</text:span></text:span><text:line-break/>Motor de búsqueda conversacional que responde preguntas usando IA y fuentes verificadas.<text:line-break/>[perplexity.ai]<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17"><text:span text:style-name="Strong_20_Emphasis"><text:span text:style-name="T11">You.com</text:span></text:span><text:line-break/>Buscador y chat conversacional con IA, mezcla de Google y ChatGPT.<text:line-break/>[you.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
      <text:p text:style-name="Horizontal_20_Line"/>
      <text:p text:style-name="P28"><text:span text:style-name="Strong_20_Emphasis"><text:span text:style-name="T11">Generación de Imágenes</text:span></text:span></text:p>
      <text:list text:style-name="L44">
        <text:list-item>
          <text:p text:style-name="P118"><text:span text:style-name="Strong_20_Emphasis"><text:span text:style-name="T11">Leonardo.ai</text:span></text:span><text:line-break/>Generador de imágenes desde texto, basado en DALL-E 3, con 150 tokens gratuitos al día.<text:line-break/>[leonardo.ai]<text:a xlink:type="simple" xlink:href="https://www.thetravelandadventurelife.com/nomadas-digitales/herramientas-gratis-de-ia-para-la-creacion-de-contenido" office:target-frame-name="_blank" xlink:show="new" text:style-name="Internet_20_link" text:visited-style-name="Visited_20_Internet_20_Link"><text:span text:style-name="T9">3</text:span></text:a></text:p>
        </text:list-item>
        <text:list-item>
          <text:p text:style-name="P118"><text:soft-page-break/><text:span text:style-name="Strong_20_Emphasis"><text:span text:style-name="T11">Adobe Express</text:span></text:span><text:line-break/>Herramienta para crear imágenes y contenidos visuales con plantillas y funciones IA.<text:line-break/>[adobe.com/express]<text:a xlink:type="simple" xlink:href="https://www.thetravelandadventurelife.com/nomadas-digitales/herramientas-gratis-de-ia-para-la-creacion-de-contenido" office:target-frame-name="_blank" xlink:show="new" text:style-name="Internet_20_link" text:visited-style-name="Visited_20_Internet_20_Link"><text:span text:style-name="T9">3</text:span></text:a></text:p>
        </text:list-item>
        <text:list-item>
          <text:p text:style-name="P118"><text:span text:style-name="Strong_20_Emphasis"><text:span text:style-name="T11">Playground AI</text:span></text:span><text:line-break/>Generador de imágenes desde prompts, con una galería de ejemplos y prompts listos para usar.<text:line-break/>[playgroundai.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18"><text:span text:style-name="Strong_20_Emphasis"><text:span text:style-name="T11">Supermeme.ai</text:span></text:span><text:line-break/>Generador de memes en imagen y GIF a partir de texto.<text:line-break/>[supermeme.ai]<text:a xlink:type="simple" xlink:href="https://www.thetravelandadventurelife.com/nomadas-digitales/herramientas-gratis-de-ia-para-la-creacion-de-contenido" office:target-frame-name="_blank" xlink:show="new" text:style-name="Internet_20_link" text:visited-style-name="Visited_20_Internet_20_Link"><text:span text:style-name="T9">3</text:span></text:a></text:p>
        </text:list-item>
      </text:list>
      <text:p text:style-name="Horizontal_20_Line"/>
      <text:p text:style-name="P28"><text:span text:style-name="Strong_20_Emphasis"><text:span text:style-name="T11">Generación de Sonido y Música</text:span></text:span></text:p>
      <text:list text:style-name="L45">
        <text:list-item>
          <text:p text:style-name="P119"><text:span text:style-name="Strong_20_Emphasis"><text:span text:style-name="T11">Suno</text:span></text:span><text:line-break/>Generador de música y canciones a partir de texto, gratuito para uso básico.<text:line-break/>[suno.com]<text:a xlink:type="simple" xlink:href="https://www.marketingintech.com/mejores-herramientas-ia-2025" office:target-frame-name="_blank" xlink:show="new" text:style-name="Internet_20_link" text:visited-style-name="Visited_20_Internet_20_Link"><text:span text:style-name="T9">5</text:span></text:a></text:p>
        </text:list-item>
        <text:list-item>
          <text:p text:style-name="P119"><text:span text:style-name="Strong_20_Emphasis"><text:span text:style-name="T11">Udio</text:span></text:span><text:line-break/>Plataforma de generación de música con IA, permite crear pistas musicales fácilmente.<text:line-break/>[udio.com]<text:a xlink:type="simple" xlink:href="https://www.marketingintech.com/mejores-herramientas-ia-2025" office:target-frame-name="_blank" xlink:show="new" text:style-name="Internet_20_link" text:visited-style-name="Visited_20_Internet_20_Link"><text:span text:style-name="T9">5</text:span></text:a></text:p>
        </text:list-item>
        <text:list-item>
          <text:p text:style-name="P119"><text:span text:style-name="Strong_20_Emphasis"><text:span text:style-name="T11">AIVA</text:span></text:span><text:line-break/>IA para componer música en diferentes estilos y géneros.<text:line-break/>[aiva.ai]<text:a xlink:type="simple" xlink:href="https://www.marketingintech.com/mejores-herramientas-ia-2025" office:target-frame-name="_blank" xlink:show="new" text:style-name="Internet_20_link" text:visited-style-name="Visited_20_Internet_20_Link"><text:span text:style-name="T9">5</text:span></text:a></text:p>
        </text:list-item>
      </text:list>
      <text:p text:style-name="Horizontal_20_Line"/>
      <text:p text:style-name="P28"><text:span text:style-name="Strong_20_Emphasis"><text:span text:style-name="T11">Generación y Edición de Vídeo</text:span></text:span></text:p>
      <text:list text:style-name="L46">
        <text:list-item>
          <text:p text:style-name="P120"><text:span text:style-name="Strong_20_Emphasis"><text:span text:style-name="T11">Hailuo AI</text:span></text:span><text:line-break/>Generador de clips de vídeo de alta calidad (hasta 6 segundos) desde texto o imagen, con 3 días gratuitos de uso ilimitado.<text:line-break/>[hailuoai.video]<text:a xlink:type="simple" xlink:href="https://www.synthesia.io/es/post/mejores-generadores-de-video-con-ia" office:target-frame-name="_blank" xlink:show="new" text:style-name="Internet_20_link" text:visited-style-name="Visited_20_Internet_20_Link"><text:span text:style-name="T9">2</text:span></text:a><text:a xlink:type="simple" xlink:href="https://www.marketingintech.com/mejores-herramientas-ia-2025" office:target-frame-name="_blank" xlink:show="new" text:style-name="Internet_20_link" text:visited-style-name="Visited_20_Internet_20_Link"><text:span text:style-name="T9">5</text:span></text:a></text:p>
        </text:list-item>
        <text:list-item>
          <text:p text:style-name="P120"><text:span text:style-name="Strong_20_Emphasis"><text:span text:style-name="T11">Runway</text:span></text:span><text:line-break/>Plataforma de edición y generación de vídeo con IA, con plan gratuito limitado.<text:line-break/>[app.runwayml.com]<text:a xlink:type="simple" xlink:href="https://www.marketingintech.com/mejores-herramientas-ia-2025" office:target-frame-name="_blank" xlink:show="new" text:style-name="Internet_20_link" text:visited-style-name="Visited_20_Internet_20_Link"><text:span text:style-name="T9">5</text:span></text:a></text:p>
        </text:list-item>
        <text:list-item>
          <text:p text:style-name="P120"><text:soft-page-break/><text:span text:style-name="Strong_20_Emphasis"><text:span text:style-name="T11">Luma Dream Machine</text:span></text:span><text:line-break/>Generador de escenas cinematográficas mediante IA, con opciones gratuitas.<text:line-break/>[lumalabs.ai/dream-machine]<text:a xlink:type="simple" xlink:href="https://www.marketingintech.com/mejores-herramientas-ia-2025" office:target-frame-name="_blank" xlink:show="new" text:style-name="Internet_20_link" text:visited-style-name="Visited_20_Internet_20_Link"><text:span text:style-name="T9">5</text:span></text:a></text:p>
        </text:list-item>
      </text:list>
      <text:p text:style-name="Horizontal_20_Line"/>
      <text:p text:style-name="P28"><text:span text:style-name="Strong_20_Emphasis"><text:span text:style-name="T11">Agentes Autónomos y Productividad</text:span></text:span></text:p>
      <text:list text:style-name="L47">
        <text:list-item>
          <text:p text:style-name="P121"><text:span text:style-name="Strong_20_Emphasis"><text:span text:style-name="T11">AgentGPT</text:span></text:span><text:line-break/>Permite crear agentes autónomos de IA que ejecutan tareas en tu navegador. Requiere registro gratuito.<text:line-break/>[agentgpt.reworkd.ai]<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21"><text:span text:style-name="Strong_20_Emphasis"><text:span text:style-name="T11">AI Suggests</text:span></text:span><text:line-break/>Generador de ideas de contenido para blogs y redes sociales.<text:line-break/>[ai-suggests.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21"><text:span text:style-name="Strong_20_Emphasis"><text:span text:style-name="T11">AutoRegEx</text:span></text:span><text:line-break/>Traduce descripciones en inglés a expresiones regulares (RegEx) y viceversa.<text:line-break/>[autoregex.xyz]<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21"><text:span text:style-name="Strong_20_Emphasis"><text:span text:style-name="T11">Codeium</text:span></text:span><text:line-break/>Asistente de autocompletado de código para programadores, gratuito para uso individual.<text:line-break/>[codeium.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21"><text:span text:style-name="Strong_20_Emphasis"><text:span text:style-name="T11">Ghostwriter (Replit)</text:span></text:span><text:line-break/>Generador de código para proyectos de programación, versión gratuita con código público.<text:line-break/>[replit.com/site/ghostwriter]<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
      <text:p text:style-name="Horizontal_20_Line"/>
      <text:p text:style-name="P28"><text:span text:style-name="Strong_20_Emphasis"><text:span text:style-name="T11">Otros Usos y Herramientas Especializadas</text:span></text:span></text:p>
      <text:list text:style-name="L48">
        <text:list-item>
          <text:p text:style-name="P122"><text:span text:style-name="Strong_20_Emphasis"><text:span text:style-name="T11">Neeva</text:span></text:span><text:line-break/>Motor de búsqueda con IA, plan gratuito limitado a 50 búsquedas al mes.<text:line-break/>[neeva.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item>
          <text:p text:style-name="P122"><text:span text:style-name="Strong_20_Emphasis"><text:span text:style-name="T11">Where To AI</text:span></text:span><text:line-break/>Generador de itinerarios de viaje personalizados.<text:line-break/>[wheretoai.com]<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p>
        </text:list-item>
      </text:list>
      <text:p text:style-name="Horizontal_20_Line"/>
      <text:h text:style-name="P6" text:outline-level="2"><text:bookmark text:name="tabla-resumida"/><text:soft-page-break/>Tabla Resumida</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21">Categoría</text:p>
            </table:table-cell>
            <table:table-cell table:style-name="Tabla6.A1" office:value-type="string">
              <text:p text:style-name="P21">Herramienta</text:p>
            </table:table-cell>
            <table:table-cell table:style-name="Tabla6.A1" office:value-type="string">
              <text:p text:style-name="P21">Acceso Gratuito</text:p>
            </table:table-cell>
            <table:table-cell table:style-name="Tabla6.A1" office:value-type="string">
              <text:p text:style-name="P21">Enlace de acceso</text:p>
            </table:table-cell>
          </table:table-row>
        </table:table-header-rows>
        <table:table-row>
          <table:table-cell table:style-name="Tabla6.A2" office:value-type="string">
            <text:p text:style-name="P20">Chat</text:p>
          </table:table-cell>
          <table:table-cell table:style-name="Tabla6.A2" office:value-type="string">
            <text:p text:style-name="P20">ChatGPT</text:p>
          </table:table-cell>
          <table:table-cell table:style-name="Tabla6.A2" office:value-type="string">
            <text:p text:style-name="P20">Sí</text:p>
          </table:table-cell>
          <table:table-cell table:style-name="Tabla6.A2" office:value-type="string">
            <text:p text:style-name="P20">chat.openai.com</text:p>
          </table:table-cell>
        </table:table-row>
        <table:table-row>
          <table:table-cell table:style-name="Tabla6.A2" office:value-type="string">
            <text:p text:style-name="P20">Chat</text:p>
          </table:table-cell>
          <table:table-cell table:style-name="Tabla6.A2" office:value-type="string">
            <text:p text:style-name="P20">Bing Copilot</text:p>
          </table:table-cell>
          <table:table-cell table:style-name="Tabla6.A2" office:value-type="string">
            <text:p text:style-name="P20">Sí</text:p>
          </table:table-cell>
          <table:table-cell table:style-name="Tabla6.A2" office:value-type="string">
            <text:p text:style-name="P20">copilot.microsoft.com</text:p>
          </table:table-cell>
        </table:table-row>
        <table:table-row>
          <table:table-cell table:style-name="Tabla6.A2" office:value-type="string">
            <text:p text:style-name="P20">Chat</text:p>
          </table:table-cell>
          <table:table-cell table:style-name="Tabla6.A2" office:value-type="string">
            <text:p text:style-name="P20">Google Bard</text:p>
          </table:table-cell>
          <table:table-cell table:style-name="Tabla6.A2" office:value-type="string">
            <text:p text:style-name="P20">Sí</text:p>
          </table:table-cell>
          <table:table-cell table:style-name="Tabla6.A2" office:value-type="string">
            <text:p text:style-name="P20">bard.google.com</text:p>
          </table:table-cell>
        </table:table-row>
        <table:table-row>
          <table:table-cell table:style-name="Tabla6.A2" office:value-type="string">
            <text:p text:style-name="P20">Chat</text:p>
          </table:table-cell>
          <table:table-cell table:style-name="Tabla6.A2" office:value-type="string">
            <text:p text:style-name="P20">Perplexity</text:p>
          </table:table-cell>
          <table:table-cell table:style-name="Tabla6.A2" office:value-type="string">
            <text:p text:style-name="P20">Sí</text:p>
          </table:table-cell>
          <table:table-cell table:style-name="Tabla6.A2" office:value-type="string">
            <text:p text:style-name="P20">perplexity.ai</text:p>
          </table:table-cell>
        </table:table-row>
        <table:table-row>
          <table:table-cell table:style-name="Tabla6.A2" office:value-type="string">
            <text:p text:style-name="P20">Imágenes</text:p>
          </table:table-cell>
          <table:table-cell table:style-name="Tabla6.A2" office:value-type="string">
            <text:p text:style-name="P20">Leonardo.ai</text:p>
          </table:table-cell>
          <table:table-cell table:style-name="Tabla6.A2" office:value-type="string">
            <text:p text:style-name="P20">Sí (limitado)</text:p>
          </table:table-cell>
          <table:table-cell table:style-name="Tabla6.A2" office:value-type="string">
            <text:p text:style-name="P20">leonardo.ai</text:p>
          </table:table-cell>
        </table:table-row>
        <table:table-row>
          <table:table-cell table:style-name="Tabla6.A2" office:value-type="string">
            <text:p text:style-name="P20">Imágenes</text:p>
          </table:table-cell>
          <table:table-cell table:style-name="Tabla6.A2" office:value-type="string">
            <text:p text:style-name="P20">Playground AI</text:p>
          </table:table-cell>
          <table:table-cell table:style-name="Tabla6.A2" office:value-type="string">
            <text:p text:style-name="P20">Sí</text:p>
          </table:table-cell>
          <table:table-cell table:style-name="Tabla6.A2" office:value-type="string">
            <text:p text:style-name="P20">playgroundai.com</text:p>
          </table:table-cell>
        </table:table-row>
        <table:table-row>
          <table:table-cell table:style-name="Tabla6.A2" office:value-type="string">
            <text:p text:style-name="P20">Imágenes</text:p>
          </table:table-cell>
          <table:table-cell table:style-name="Tabla6.A2" office:value-type="string">
            <text:p text:style-name="P20">Adobe Express</text:p>
          </table:table-cell>
          <table:table-cell table:style-name="Tabla6.A2" office:value-type="string">
            <text:p text:style-name="P20">Sí</text:p>
          </table:table-cell>
          <table:table-cell table:style-name="Tabla6.A2" office:value-type="string">
            <text:p text:style-name="P20">adobe.com/express</text:p>
          </table:table-cell>
        </table:table-row>
        <table:table-row>
          <table:table-cell table:style-name="Tabla6.A2" office:value-type="string">
            <text:p text:style-name="P20">Sonido</text:p>
          </table:table-cell>
          <table:table-cell table:style-name="Tabla6.A2" office:value-type="string">
            <text:p text:style-name="P20">Suno</text:p>
          </table:table-cell>
          <table:table-cell table:style-name="Tabla6.A2" office:value-type="string">
            <text:p text:style-name="P20">Sí</text:p>
          </table:table-cell>
          <table:table-cell table:style-name="Tabla6.A2" office:value-type="string">
            <text:p text:style-name="P20">suno.com</text:p>
          </table:table-cell>
        </table:table-row>
        <table:table-row>
          <table:table-cell table:style-name="Tabla6.A2" office:value-type="string">
            <text:p text:style-name="P20">Sonido</text:p>
          </table:table-cell>
          <table:table-cell table:style-name="Tabla6.A2" office:value-type="string">
            <text:p text:style-name="P20">Udio</text:p>
          </table:table-cell>
          <table:table-cell table:style-name="Tabla6.A2" office:value-type="string">
            <text:p text:style-name="P20">Sí</text:p>
          </table:table-cell>
          <table:table-cell table:style-name="Tabla6.A2" office:value-type="string">
            <text:p text:style-name="P20">udio.com</text:p>
          </table:table-cell>
        </table:table-row>
        <table:table-row>
          <table:table-cell table:style-name="Tabla6.A2" office:value-type="string">
            <text:p text:style-name="P20">Sonido</text:p>
          </table:table-cell>
          <table:table-cell table:style-name="Tabla6.A2" office:value-type="string">
            <text:p text:style-name="P20">AIVA</text:p>
          </table:table-cell>
          <table:table-cell table:style-name="Tabla6.A2" office:value-type="string">
            <text:p text:style-name="P20">Sí</text:p>
          </table:table-cell>
          <table:table-cell table:style-name="Tabla6.A2" office:value-type="string">
            <text:p text:style-name="P20">aiva.ai</text:p>
          </table:table-cell>
        </table:table-row>
        <table:table-row>
          <table:table-cell table:style-name="Tabla6.A2" office:value-type="string">
            <text:p text:style-name="P20">Vídeo</text:p>
          </table:table-cell>
          <table:table-cell table:style-name="Tabla6.A2" office:value-type="string">
            <text:p text:style-name="P20">Hailuo AI</text:p>
          </table:table-cell>
          <table:table-cell table:style-name="Tabla6.A2" office:value-type="string">
            <text:p text:style-name="P20">Sí (limitado)</text:p>
          </table:table-cell>
          <table:table-cell table:style-name="Tabla6.A2" office:value-type="string">
            <text:p text:style-name="P20">hailuoai.video</text:p>
          </table:table-cell>
        </table:table-row>
        <table:table-row>
          <table:table-cell table:style-name="Tabla6.A2" office:value-type="string">
            <text:p text:style-name="P20">Vídeo</text:p>
          </table:table-cell>
          <table:table-cell table:style-name="Tabla6.A2" office:value-type="string">
            <text:p text:style-name="P20">Runway</text:p>
          </table:table-cell>
          <table:table-cell table:style-name="Tabla6.A2" office:value-type="string">
            <text:p text:style-name="P20">Sí (limitado)</text:p>
          </table:table-cell>
          <table:table-cell table:style-name="Tabla6.A2" office:value-type="string">
            <text:p text:style-name="P20">app.runwayml.com</text:p>
          </table:table-cell>
        </table:table-row>
        <table:table-row>
          <table:table-cell table:style-name="Tabla6.A2" office:value-type="string">
            <text:p text:style-name="P20">Vídeo</text:p>
          </table:table-cell>
          <table:table-cell table:style-name="Tabla6.A2" office:value-type="string">
            <text:p text:style-name="P20">Luma Dream Machine</text:p>
          </table:table-cell>
          <table:table-cell table:style-name="Tabla6.A2" office:value-type="string">
            <text:p text:style-name="P20">Sí (limitado)</text:p>
          </table:table-cell>
          <table:table-cell table:style-name="Tabla6.A2" office:value-type="string">
            <text:p text:style-name="P20">lumalabs.ai/dream-machine</text:p>
          </table:table-cell>
        </table:table-row>
        <table:table-row>
          <table:table-cell table:style-name="Tabla6.A2" office:value-type="string">
            <text:p text:style-name="P20">Agentes</text:p>
          </table:table-cell>
          <table:table-cell table:style-name="Tabla6.A2" office:value-type="string">
            <text:p text:style-name="P20">AgentGPT</text:p>
          </table:table-cell>
          <table:table-cell table:style-name="Tabla6.A2" office:value-type="string">
            <text:p text:style-name="P20">Sí</text:p>
          </table:table-cell>
          <table:table-cell table:style-name="Tabla6.A2" office:value-type="string">
            <text:p text:style-name="P20">agentgpt.reworkd.ai</text:p>
          </table:table-cell>
        </table:table-row>
        <table:table-row>
          <table:table-cell table:style-name="Tabla6.A2" office:value-type="string">
            <text:p text:style-name="P20">Productividad</text:p>
          </table:table-cell>
          <table:table-cell table:style-name="Tabla6.A2" office:value-type="string">
            <text:p text:style-name="P20">AI Suggests</text:p>
          </table:table-cell>
          <table:table-cell table:style-name="Tabla6.A2" office:value-type="string">
            <text:p text:style-name="P20">Sí</text:p>
          </table:table-cell>
          <table:table-cell table:style-name="Tabla6.A2" office:value-type="string">
            <text:p text:style-name="P20">ai-suggests.com</text:p>
          </table:table-cell>
        </table:table-row>
        <table:table-row>
          <table:table-cell table:style-name="Tabla6.A2" office:value-type="string">
            <text:p text:style-name="P20">Código</text:p>
          </table:table-cell>
          <table:table-cell table:style-name="Tabla6.A2" office:value-type="string">
            <text:p text:style-name="P20">Codeium</text:p>
          </table:table-cell>
          <table:table-cell table:style-name="Tabla6.A2" office:value-type="string">
            <text:p text:style-name="P20">Sí</text:p>
          </table:table-cell>
          <table:table-cell table:style-name="Tabla6.A2" office:value-type="string">
            <text:p text:style-name="P20">codeium.com</text:p>
          </table:table-cell>
        </table:table-row>
        <table:table-row>
          <table:table-cell table:style-name="Tabla6.A2" office:value-type="string">
            <text:p text:style-name="P20">Código</text:p>
          </table:table-cell>
          <table:table-cell table:style-name="Tabla6.A2" office:value-type="string">
            <text:p text:style-name="P20">Ghostwriter</text:p>
          </table:table-cell>
          <table:table-cell table:style-name="Tabla6.A2" office:value-type="string">
            <text:p text:style-name="P20">Sí (público)</text:p>
          </table:table-cell>
          <table:table-cell table:style-name="Tabla6.A2" office:value-type="string">
            <text:p text:style-name="Table_20_Contents">replit.com/site/ghostwriter</text:p>
          </table:table-cell>
        </table:table-row>
      </table:table>
      <text:p text:style-name="Horizontal_20_Line"/>
      <text:p text:style-name="P29">Nota: La mayoría de estas herramientas ofrecen funciones gratuitas con ciertas limitaciones de uso diario, calidad o funcionalidades avanzadas. Para necesidades profesionales o uso intensivo, suelen disponer de planes de pago<text:a xlink:type="simple" xlink:href="https://www.xataka.com/basics/mega-guia-ia-gratis-45-herramientas-inteligencia-artificial-coste-para-ayudarte-todo-tipo-tareas" office:target-frame-name="_blank" xlink:show="new" text:style-name="Internet_20_link" text:visited-style-name="Visited_20_Internet_20_Link"><text:span text:style-name="T9">1</text:span></text:a><text:a xlink:type="simple" xlink:href="https://www.domesticatueconomia.es/herramientas-de-ia-generativa-para-microempresas-y-autonomos/" office:target-frame-name="_blank" xlink:show="new" text:style-name="Internet_20_link" text:visited-style-name="Visited_20_Internet_20_Link"><text:span text:style-name="T9">4</text:span></text:a><text:a xlink:type="simple" xlink:href="https://www.marketingintech.com/mejores-herramientas-ia-2025" office:target-frame-name="_blank" xlink:show="new" text:style-name="Internet_20_link" text:visited-style-name="Visited_20_Internet_20_Link"><text:span text:style-name="T9">5</text:span></text:a><text:a xlink:type="simple" xlink:href="https://landingi.com/es/ai/mejores-herramientas-gratuitas/" office:target-frame-name="_blank" xlink:show="new" text:style-name="Internet_20_link" text:visited-style-name="Visited_20_Internet_20_Link"><text:span text:style-name="T9">6</text:span></text:a><text:span text:style-name="T11">.</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5c33c" officeooo:paragraph-rsid="0005c33c"/>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24/1523<text:tab/>IA generativa</text:p>
      </style:header>
      <style:footer>
        <text:p text:style-name="MP2"><text:bookmark-start text:name="PageNumWizard_FOOTER_Estilo de página predeterminado1"/><text:page-number text:select-page="current">19</text:page-number><text:s/>/ <text:page-count>21</text:page-count><text:bookmark-end text:name="PageNumWizard_FOOTER_Estilo de página predeterminado1"/></text:p>
      </style:footer>
      <style:footer-left>
        <text:p text:style-name="MP3"><text:bookmark-start text:name="PageNumWizard_FOOTER_Estilo de página predeterminado2"/><text:page-number text:select-page="current">18</text:page-number><text:s/>/ <text:page-count>21</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0T20:26:56.534936028</meta:creation-date>
    <dc:date>2025-05-30T21:27:37.354384585</dc:date>
    <meta:editing-duration>PT14M53S</meta:editing-duration>
    <meta:editing-cycles>1</meta:editing-cycles>
    <meta:document-statistic meta:table-count="6" meta:image-count="0" meta:object-count="0" meta:page-count="21" meta:paragraph-count="418" meta:word-count="3157" meta:character-count="21401" meta:non-whitespace-character-count="18750"/>
    <meta:generator>LibreOffice/24.2.2.2$Linux_X86_64 LibreOffice_project/d56cc158d8a96260b836f100ef4b4ef25d6f1a01</meta:generator>
  </office:meta>
</office:document-meta>
</file>